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eight(Inches)</text:p>
          </table:table-cell>
          <table:table-cell table:style-name="ce1" office:value-type="string" calcext:value-type="string">
            <text:p>Weight(Pounds) 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.78" calcext:value-type="float">
            <text:p>65,78</text:p>
          </table:table-cell>
          <table:table-cell office:value-type="float" office:value="112.99" calcext:value-type="float">
            <text:p>112,99</text:p>
          </table:table-cell>
          <table:table-cell table:formula="of:=[.B2]*2.54" office:value-type="float" office:value="167.0812" calcext:value-type="float">
            <text:p>167,0812</text:p>
          </table:table-cell>
          <table:table-cell table:formula="of:=[.C2]*0.453592" office:value-type="float" office:value="51.25136008" calcext:value-type="float">
            <text:p>51,25136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.52" calcext:value-type="float">
            <text:p>71,52</text:p>
          </table:table-cell>
          <table:table-cell office:value-type="float" office:value="136.49" calcext:value-type="float">
            <text:p>136,49</text:p>
          </table:table-cell>
          <table:table-cell table:formula="of:=[.B3]*2.54" office:value-type="float" office:value="181.6608" calcext:value-type="float">
            <text:p>181,6608</text:p>
          </table:table-cell>
          <table:table-cell table:formula="of:=[.C3]*0.453592" office:value-type="float" office:value="61.91077208" calcext:value-type="float">
            <text:p>61,910772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,4</text:p>
          </table:table-cell>
          <table:table-cell office:value-type="float" office:value="153.03" calcext:value-type="float">
            <text:p>153,03</text:p>
          </table:table-cell>
          <table:table-cell table:formula="of:=[.B4]*2.54" office:value-type="float" office:value="176.276" calcext:value-type="float">
            <text:p>176,276</text:p>
          </table:table-cell>
          <table:table-cell table:formula="of:=[.C4]*0.453592" office:value-type="float" office:value="69.41318376" calcext:value-type="float">
            <text:p>69,413183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.22" calcext:value-type="float">
            <text:p>68,22</text:p>
          </table:table-cell>
          <table:table-cell office:value-type="float" office:value="142.34" calcext:value-type="float">
            <text:p>142,34</text:p>
          </table:table-cell>
          <table:table-cell table:formula="of:=[.B5]*2.54" office:value-type="float" office:value="173.2788" calcext:value-type="float">
            <text:p>173,2788</text:p>
          </table:table-cell>
          <table:table-cell table:formula="of:=[.C5]*0.453592" office:value-type="float" office:value="64.56428528" calcext:value-type="float">
            <text:p>64,564285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.79" calcext:value-type="float">
            <text:p>67,79</text:p>
          </table:table-cell>
          <table:table-cell office:value-type="float" office:value="144.3" calcext:value-type="float">
            <text:p>144,3</text:p>
          </table:table-cell>
          <table:table-cell table:formula="of:=[.B6]*2.54" office:value-type="float" office:value="172.1866" calcext:value-type="float">
            <text:p>172,1866</text:p>
          </table:table-cell>
          <table:table-cell table:formula="of:=[.C6]*0.453592" office:value-type="float" office:value="65.4533256" calcext:value-type="float">
            <text:p>65,45332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.7" calcext:value-type="float">
            <text:p>68,7</text:p>
          </table:table-cell>
          <table:table-cell office:value-type="float" office:value="123.3" calcext:value-type="float">
            <text:p>123,3</text:p>
          </table:table-cell>
          <table:table-cell table:formula="of:=[.B7]*2.54" office:value-type="float" office:value="174.498" calcext:value-type="float">
            <text:p>174,498</text:p>
          </table:table-cell>
          <table:table-cell table:formula="of:=[.C7]*0.453592" office:value-type="float" office:value="55.9278936" calcext:value-type="float">
            <text:p>55,92789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.8" calcext:value-type="float">
            <text:p>69,8</text:p>
          </table:table-cell>
          <table:table-cell office:value-type="float" office:value="141.49" calcext:value-type="float">
            <text:p>141,49</text:p>
          </table:table-cell>
          <table:table-cell table:formula="of:=[.B8]*2.54" office:value-type="float" office:value="177.292" calcext:value-type="float">
            <text:p>177,292</text:p>
          </table:table-cell>
          <table:table-cell table:formula="of:=[.C8]*0.453592" office:value-type="float" office:value="64.17873208" calcext:value-type="float">
            <text:p>64,178732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.01" calcext:value-type="float">
            <text:p>70,01</text:p>
          </table:table-cell>
          <table:table-cell office:value-type="float" office:value="136.46" calcext:value-type="float">
            <text:p>136,46</text:p>
          </table:table-cell>
          <table:table-cell table:formula="of:=[.B9]*2.54" office:value-type="float" office:value="177.8254" calcext:value-type="float">
            <text:p>177,8254</text:p>
          </table:table-cell>
          <table:table-cell table:formula="of:=[.C9]*0.453592" office:value-type="float" office:value="61.89716432" calcext:value-type="float">
            <text:p>61,897164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,9</text:p>
          </table:table-cell>
          <table:table-cell office:value-type="float" office:value="112.37" calcext:value-type="float">
            <text:p>112,37</text:p>
          </table:table-cell>
          <table:table-cell table:formula="of:=[.B10]*2.54" office:value-type="float" office:value="172.466" calcext:value-type="float">
            <text:p>172,466</text:p>
          </table:table-cell>
          <table:table-cell table:formula="of:=[.C10]*0.453592" office:value-type="float" office:value="50.97013304" calcext:value-type="float">
            <text:p>50,970133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6.78" calcext:value-type="float">
            <text:p>66,78</text:p>
          </table:table-cell>
          <table:table-cell office:value-type="float" office:value="120.67" calcext:value-type="float">
            <text:p>120,67</text:p>
          </table:table-cell>
          <table:table-cell table:formula="of:=[.B11]*2.54" office:value-type="float" office:value="169.6212" calcext:value-type="float">
            <text:p>169,6212</text:p>
          </table:table-cell>
          <table:table-cell table:formula="of:=[.C11]*0.453592" office:value-type="float" office:value="54.73494664" calcext:value-type="float">
            <text:p>54,734946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6.49" calcext:value-type="float">
            <text:p>66,49</text:p>
          </table:table-cell>
          <table:table-cell office:value-type="float" office:value="127.45" calcext:value-type="float">
            <text:p>127,45</text:p>
          </table:table-cell>
          <table:table-cell table:formula="of:=[.B12]*2.54" office:value-type="float" office:value="168.8846" calcext:value-type="float">
            <text:p>168,8846</text:p>
          </table:table-cell>
          <table:table-cell table:formula="of:=[.C12]*0.453592" office:value-type="float" office:value="57.8103004" calcext:value-type="float">
            <text:p>57,810300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.62" calcext:value-type="float">
            <text:p>67,62</text:p>
          </table:table-cell>
          <table:table-cell office:value-type="float" office:value="114.14" calcext:value-type="float">
            <text:p>114,14</text:p>
          </table:table-cell>
          <table:table-cell table:formula="of:=[.B13]*2.54" office:value-type="float" office:value="171.7548" calcext:value-type="float">
            <text:p>171,7548</text:p>
          </table:table-cell>
          <table:table-cell table:formula="of:=[.C13]*0.453592" office:value-type="float" office:value="51.77299088" calcext:value-type="float">
            <text:p>51,7729908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8.3" calcext:value-type="float">
            <text:p>68,3</text:p>
          </table:table-cell>
          <table:table-cell office:value-type="float" office:value="125.61" calcext:value-type="float">
            <text:p>125,61</text:p>
          </table:table-cell>
          <table:table-cell table:formula="of:=[.B14]*2.54" office:value-type="float" office:value="173.482" calcext:value-type="float">
            <text:p>173,482</text:p>
          </table:table-cell>
          <table:table-cell table:formula="of:=[.C14]*0.453592" office:value-type="float" office:value="56.97569112" calcext:value-type="float">
            <text:p>56,975691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7.12" calcext:value-type="float">
            <text:p>67,12</text:p>
          </table:table-cell>
          <table:table-cell office:value-type="float" office:value="122.46" calcext:value-type="float">
            <text:p>122,46</text:p>
          </table:table-cell>
          <table:table-cell table:formula="of:=[.B15]*2.54" office:value-type="float" office:value="170.4848" calcext:value-type="float">
            <text:p>170,4848</text:p>
          </table:table-cell>
          <table:table-cell table:formula="of:=[.C15]*0.453592" office:value-type="float" office:value="55.54687632" calcext:value-type="float">
            <text:p>55,5468763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.28" calcext:value-type="float">
            <text:p>68,28</text:p>
          </table:table-cell>
          <table:table-cell office:value-type="float" office:value="116.09" calcext:value-type="float">
            <text:p>116,09</text:p>
          </table:table-cell>
          <table:table-cell table:formula="of:=[.B16]*2.54" office:value-type="float" office:value="173.4312" calcext:value-type="float">
            <text:p>173,4312</text:p>
          </table:table-cell>
          <table:table-cell table:formula="of:=[.C16]*0.453592" office:value-type="float" office:value="52.65749528" calcext:value-type="float">
            <text:p>52,657495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1.09" calcext:value-type="float">
            <text:p>71,09</text:p>
          </table:table-cell>
          <table:table-cell office:value-type="float" office:value="140" calcext:value-type="float">
            <text:p>140</text:p>
          </table:table-cell>
          <table:table-cell table:formula="of:=[.B17]*2.54" office:value-type="float" office:value="180.5686" calcext:value-type="float">
            <text:p>180,5686</text:p>
          </table:table-cell>
          <table:table-cell table:formula="of:=[.C17]*0.453592" office:value-type="float" office:value="63.50288" calcext:value-type="float">
            <text:p>63,5028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6.46" calcext:value-type="float">
            <text:p>66,46</text:p>
          </table:table-cell>
          <table:table-cell office:value-type="float" office:value="129.5" calcext:value-type="float">
            <text:p>129,5</text:p>
          </table:table-cell>
          <table:table-cell table:formula="of:=[.B18]*2.54" office:value-type="float" office:value="168.8084" calcext:value-type="float">
            <text:p>168,8084</text:p>
          </table:table-cell>
          <table:table-cell table:formula="of:=[.C18]*0.453592" office:value-type="float" office:value="58.740164" calcext:value-type="float">
            <text:p>58,7401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8.65" calcext:value-type="float">
            <text:p>68,65</text:p>
          </table:table-cell>
          <table:table-cell office:value-type="float" office:value="142.97" calcext:value-type="float">
            <text:p>142,97</text:p>
          </table:table-cell>
          <table:table-cell table:formula="of:=[.B19]*2.54" office:value-type="float" office:value="174.371" calcext:value-type="float">
            <text:p>174,371</text:p>
          </table:table-cell>
          <table:table-cell table:formula="of:=[.C19]*0.453592" office:value-type="float" office:value="64.85004824" calcext:value-type="float">
            <text:p>64,850048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1.23" calcext:value-type="float">
            <text:p>71,23</text:p>
          </table:table-cell>
          <table:table-cell office:value-type="float" office:value="137.9" calcext:value-type="float">
            <text:p>137,9</text:p>
          </table:table-cell>
          <table:table-cell table:formula="of:=[.B20]*2.54" office:value-type="float" office:value="180.9242" calcext:value-type="float">
            <text:p>180,9242</text:p>
          </table:table-cell>
          <table:table-cell table:formula="of:=[.C20]*0.453592" office:value-type="float" office:value="62.5503368" calcext:value-type="float">
            <text:p>62,55033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7.13" calcext:value-type="float">
            <text:p>67,13</text:p>
          </table:table-cell>
          <table:table-cell office:value-type="float" office:value="124.04" calcext:value-type="float">
            <text:p>124,04</text:p>
          </table:table-cell>
          <table:table-cell table:formula="of:=[.B21]*2.54" office:value-type="float" office:value="170.5102" calcext:value-type="float">
            <text:p>170,5102</text:p>
          </table:table-cell>
          <table:table-cell table:formula="of:=[.C21]*0.453592" office:value-type="float" office:value="56.26355168" calcext:value-type="float">
            <text:p>56,263551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.83" calcext:value-type="float">
            <text:p>67,83</text:p>
          </table:table-cell>
          <table:table-cell office:value-type="float" office:value="141.28" calcext:value-type="float">
            <text:p>141,28</text:p>
          </table:table-cell>
          <table:table-cell table:formula="of:=[.B22]*2.54" office:value-type="float" office:value="172.2882" calcext:value-type="float">
            <text:p>172,2882</text:p>
          </table:table-cell>
          <table:table-cell table:formula="of:=[.C22]*0.453592" office:value-type="float" office:value="64.08347776" calcext:value-type="float">
            <text:p>64,083477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.88" calcext:value-type="float">
            <text:p>68,88</text:p>
          </table:table-cell>
          <table:table-cell office:value-type="float" office:value="143.54" calcext:value-type="float">
            <text:p>143,54</text:p>
          </table:table-cell>
          <table:table-cell table:formula="of:=[.B23]*2.54" office:value-type="float" office:value="174.9552" calcext:value-type="float">
            <text:p>174,9552</text:p>
          </table:table-cell>
          <table:table-cell table:formula="of:=[.C23]*0.453592" office:value-type="float" office:value="65.10859568" calcext:value-type="float">
            <text:p>65,1085956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3.48" calcext:value-type="float">
            <text:p>63,48</text:p>
          </table:table-cell>
          <table:table-cell office:value-type="float" office:value="97.9" calcext:value-type="float">
            <text:p>97,9</text:p>
          </table:table-cell>
          <table:table-cell table:formula="of:=[.B24]*2.54" office:value-type="float" office:value="161.2392" calcext:value-type="float">
            <text:p>161,2392</text:p>
          </table:table-cell>
          <table:table-cell table:formula="of:=[.C24]*0.453592" office:value-type="float" office:value="44.4066568" calcext:value-type="float">
            <text:p>44,406656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.42" calcext:value-type="float">
            <text:p>68,42</text:p>
          </table:table-cell>
          <table:table-cell office:value-type="float" office:value="129.5" calcext:value-type="float">
            <text:p>129,5</text:p>
          </table:table-cell>
          <table:table-cell table:formula="of:=[.B25]*2.54" office:value-type="float" office:value="173.7868" calcext:value-type="float">
            <text:p>173,7868</text:p>
          </table:table-cell>
          <table:table-cell table:formula="of:=[.C25]*0.453592" office:value-type="float" office:value="58.740164" calcext:value-type="float">
            <text:p>58,74016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7.63" calcext:value-type="float">
            <text:p>67,63</text:p>
          </table:table-cell>
          <table:table-cell office:value-type="float" office:value="141.85" calcext:value-type="float">
            <text:p>141,85</text:p>
          </table:table-cell>
          <table:table-cell table:formula="of:=[.B26]*2.54" office:value-type="float" office:value="171.7802" calcext:value-type="float">
            <text:p>171,7802</text:p>
          </table:table-cell>
          <table:table-cell table:formula="of:=[.C26]*0.453592" office:value-type="float" office:value="64.3420252" calcext:value-type="float">
            <text:p>64,342025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7.21" calcext:value-type="float">
            <text:p>67,21</text:p>
          </table:table-cell>
          <table:table-cell office:value-type="float" office:value="129.72" calcext:value-type="float">
            <text:p>129,72</text:p>
          </table:table-cell>
          <table:table-cell table:formula="of:=[.B27]*2.54" office:value-type="float" office:value="170.7134" calcext:value-type="float">
            <text:p>170,7134</text:p>
          </table:table-cell>
          <table:table-cell table:formula="of:=[.C27]*0.453592" office:value-type="float" office:value="58.83995424" calcext:value-type="float">
            <text:p>58,839954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0.84" calcext:value-type="float">
            <text:p>70,84</text:p>
          </table:table-cell>
          <table:table-cell office:value-type="float" office:value="142.42" calcext:value-type="float">
            <text:p>142,42</text:p>
          </table:table-cell>
          <table:table-cell table:formula="of:=[.B28]*2.54" office:value-type="float" office:value="179.9336" calcext:value-type="float">
            <text:p>179,9336</text:p>
          </table:table-cell>
          <table:table-cell table:formula="of:=[.C28]*0.453592" office:value-type="float" office:value="64.60057264" calcext:value-type="float">
            <text:p>64,6005726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7.49" calcext:value-type="float">
            <text:p>67,49</text:p>
          </table:table-cell>
          <table:table-cell office:value-type="float" office:value="131.55" calcext:value-type="float">
            <text:p>131,55</text:p>
          </table:table-cell>
          <table:table-cell table:formula="of:=[.B29]*2.54" office:value-type="float" office:value="171.4246" calcext:value-type="float">
            <text:p>171,4246</text:p>
          </table:table-cell>
          <table:table-cell table:formula="of:=[.C29]*0.453592" office:value-type="float" office:value="59.6700276" calcext:value-type="float">
            <text:p>59,67002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6.53" calcext:value-type="float">
            <text:p>66,53</text:p>
          </table:table-cell>
          <table:table-cell office:value-type="float" office:value="108.33" calcext:value-type="float">
            <text:p>108,33</text:p>
          </table:table-cell>
          <table:table-cell table:formula="of:=[.B30]*2.54" office:value-type="float" office:value="168.9862" calcext:value-type="float">
            <text:p>168,9862</text:p>
          </table:table-cell>
          <table:table-cell table:formula="of:=[.C30]*0.453592" office:value-type="float" office:value="49.13762136" calcext:value-type="float">
            <text:p>49,1376213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5.44" calcext:value-type="float">
            <text:p>65,44</text:p>
          </table:table-cell>
          <table:table-cell office:value-type="float" office:value="113.89" calcext:value-type="float">
            <text:p>113,89</text:p>
          </table:table-cell>
          <table:table-cell table:formula="of:=[.B31]*2.54" office:value-type="float" office:value="166.2176" calcext:value-type="float">
            <text:p>166,2176</text:p>
          </table:table-cell>
          <table:table-cell table:formula="of:=[.C31]*0.453592" office:value-type="float" office:value="51.65959288" calcext:value-type="float">
            <text:p>51,659592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.52" calcext:value-type="float">
            <text:p>69,52</text:p>
          </table:table-cell>
          <table:table-cell office:value-type="float" office:value="103.3" calcext:value-type="float">
            <text:p>103,3</text:p>
          </table:table-cell>
          <table:table-cell table:formula="of:=[.B32]*2.54" office:value-type="float" office:value="176.5808" calcext:value-type="float">
            <text:p>176,5808</text:p>
          </table:table-cell>
          <table:table-cell table:formula="of:=[.C32]*0.453592" office:value-type="float" office:value="46.8560536" calcext:value-type="float">
            <text:p>46,856053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5.81" calcext:value-type="float">
            <text:p>65,81</text:p>
          </table:table-cell>
          <table:table-cell office:value-type="float" office:value="120.75" calcext:value-type="float">
            <text:p>120,75</text:p>
          </table:table-cell>
          <table:table-cell table:formula="of:=[.B33]*2.54" office:value-type="float" office:value="167.1574" calcext:value-type="float">
            <text:p>167,1574</text:p>
          </table:table-cell>
          <table:table-cell table:formula="of:=[.C33]*0.453592" office:value-type="float" office:value="54.771234" calcext:value-type="float">
            <text:p>54,77123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7.82" calcext:value-type="float">
            <text:p>67,82</text:p>
          </table:table-cell>
          <table:table-cell office:value-type="float" office:value="125.79" calcext:value-type="float">
            <text:p>125,79</text:p>
          </table:table-cell>
          <table:table-cell table:formula="of:=[.B34]*2.54" office:value-type="float" office:value="172.2628" calcext:value-type="float">
            <text:p>172,2628</text:p>
          </table:table-cell>
          <table:table-cell table:formula="of:=[.C34]*0.453592" office:value-type="float" office:value="57.05733768" calcext:value-type="float">
            <text:p>57,0573376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0.6" calcext:value-type="float">
            <text:p>70,6</text:p>
          </table:table-cell>
          <table:table-cell office:value-type="float" office:value="136.22" calcext:value-type="float">
            <text:p>136,22</text:p>
          </table:table-cell>
          <table:table-cell table:formula="of:=[.B35]*2.54" office:value-type="float" office:value="179.324" calcext:value-type="float">
            <text:p>179,324</text:p>
          </table:table-cell>
          <table:table-cell table:formula="of:=[.C35]*0.453592" office:value-type="float" office:value="61.78830224" calcext:value-type="float">
            <text:p>61,788302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.8" calcext:value-type="float">
            <text:p>71,8</text:p>
          </table:table-cell>
          <table:table-cell office:value-type="float" office:value="140.1" calcext:value-type="float">
            <text:p>140,1</text:p>
          </table:table-cell>
          <table:table-cell table:formula="of:=[.B36]*2.54" office:value-type="float" office:value="182.372" calcext:value-type="float">
            <text:p>182,372</text:p>
          </table:table-cell>
          <table:table-cell table:formula="of:=[.C36]*0.453592" office:value-type="float" office:value="63.5482392" calcext:value-type="float">
            <text:p>63,548239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.21" calcext:value-type="float">
            <text:p>69,21</text:p>
          </table:table-cell>
          <table:table-cell office:value-type="float" office:value="128.75" calcext:value-type="float">
            <text:p>128,75</text:p>
          </table:table-cell>
          <table:table-cell table:formula="of:=[.B37]*2.54" office:value-type="float" office:value="175.7934" calcext:value-type="float">
            <text:p>175,7934</text:p>
          </table:table-cell>
          <table:table-cell table:formula="of:=[.C37]*0.453592" office:value-type="float" office:value="58.39997" calcext:value-type="float">
            <text:p>58,3999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6.8" calcext:value-type="float">
            <text:p>66,8</text:p>
          </table:table-cell>
          <table:table-cell office:value-type="float" office:value="141.8" calcext:value-type="float">
            <text:p>141,8</text:p>
          </table:table-cell>
          <table:table-cell table:formula="of:=[.B38]*2.54" office:value-type="float" office:value="169.672" calcext:value-type="float">
            <text:p>169,672</text:p>
          </table:table-cell>
          <table:table-cell table:formula="of:=[.C38]*0.453592" office:value-type="float" office:value="64.3193456" calcext:value-type="float">
            <text:p>64,319345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7.66" calcext:value-type="float">
            <text:p>67,66</text:p>
          </table:table-cell>
          <table:table-cell office:value-type="float" office:value="121.23" calcext:value-type="float">
            <text:p>121,23</text:p>
          </table:table-cell>
          <table:table-cell table:formula="of:=[.B39]*2.54" office:value-type="float" office:value="171.8564" calcext:value-type="float">
            <text:p>171,8564</text:p>
          </table:table-cell>
          <table:table-cell table:formula="of:=[.C39]*0.453592" office:value-type="float" office:value="54.98895816" calcext:value-type="float">
            <text:p>54,9889581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7.81" calcext:value-type="float">
            <text:p>67,81</text:p>
          </table:table-cell>
          <table:table-cell office:value-type="float" office:value="131.35" calcext:value-type="float">
            <text:p>131,35</text:p>
          </table:table-cell>
          <table:table-cell table:formula="of:=[.B40]*2.54" office:value-type="float" office:value="172.2374" calcext:value-type="float">
            <text:p>172,2374</text:p>
          </table:table-cell>
          <table:table-cell table:formula="of:=[.C40]*0.453592" office:value-type="float" office:value="59.5793092" calcext:value-type="float">
            <text:p>59,579309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4.05" calcext:value-type="float">
            <text:p>64,05</text:p>
          </table:table-cell>
          <table:table-cell office:value-type="float" office:value="106.71" calcext:value-type="float">
            <text:p>106,71</text:p>
          </table:table-cell>
          <table:table-cell table:formula="of:=[.B41]*2.54" office:value-type="float" office:value="162.687" calcext:value-type="float">
            <text:p>162,687</text:p>
          </table:table-cell>
          <table:table-cell table:formula="of:=[.C41]*0.453592" office:value-type="float" office:value="48.40280232" calcext:value-type="float">
            <text:p>48,4028023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.57" calcext:value-type="float">
            <text:p>68,57</text:p>
          </table:table-cell>
          <table:table-cell office:value-type="float" office:value="124.36" calcext:value-type="float">
            <text:p>124,36</text:p>
          </table:table-cell>
          <table:table-cell table:formula="of:=[.B42]*2.54" office:value-type="float" office:value="174.1678" calcext:value-type="float">
            <text:p>174,1678</text:p>
          </table:table-cell>
          <table:table-cell table:formula="of:=[.C42]*0.453592" office:value-type="float" office:value="56.40870112" calcext:value-type="float">
            <text:p>56,408701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5.18" calcext:value-type="float">
            <text:p>65,18</text:p>
          </table:table-cell>
          <table:table-cell office:value-type="float" office:value="124.86" calcext:value-type="float">
            <text:p>124,86</text:p>
          </table:table-cell>
          <table:table-cell table:formula="of:=[.B43]*2.54" office:value-type="float" office:value="165.5572" calcext:value-type="float">
            <text:p>165,5572</text:p>
          </table:table-cell>
          <table:table-cell table:formula="of:=[.C43]*0.453592" office:value-type="float" office:value="56.63549712" calcext:value-type="float">
            <text:p>56,6354971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9.66" calcext:value-type="float">
            <text:p>69,66</text:p>
          </table:table-cell>
          <table:table-cell office:value-type="float" office:value="139.67" calcext:value-type="float">
            <text:p>139,67</text:p>
          </table:table-cell>
          <table:table-cell table:formula="of:=[.B44]*2.54" office:value-type="float" office:value="176.9364" calcext:value-type="float">
            <text:p>176,9364</text:p>
          </table:table-cell>
          <table:table-cell table:formula="of:=[.C44]*0.453592" office:value-type="float" office:value="63.35319464" calcext:value-type="float">
            <text:p>63,3531946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7.97" calcext:value-type="float">
            <text:p>67,97</text:p>
          </table:table-cell>
          <table:table-cell office:value-type="float" office:value="137.37" calcext:value-type="float">
            <text:p>137,37</text:p>
          </table:table-cell>
          <table:table-cell table:formula="of:=[.B45]*2.54" office:value-type="float" office:value="172.6438" calcext:value-type="float">
            <text:p>172,6438</text:p>
          </table:table-cell>
          <table:table-cell table:formula="of:=[.C45]*0.453592" office:value-type="float" office:value="62.30993304" calcext:value-type="float">
            <text:p>62,309933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5.98" calcext:value-type="float">
            <text:p>65,98</text:p>
          </table:table-cell>
          <table:table-cell office:value-type="float" office:value="106.45" calcext:value-type="float">
            <text:p>106,45</text:p>
          </table:table-cell>
          <table:table-cell table:formula="of:=[.B46]*2.54" office:value-type="float" office:value="167.5892" calcext:value-type="float">
            <text:p>167,5892</text:p>
          </table:table-cell>
          <table:table-cell table:formula="of:=[.C46]*0.453592" office:value-type="float" office:value="48.2848684" calcext:value-type="float">
            <text:p>48,284868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.67" calcext:value-type="float">
            <text:p>68,67</text:p>
          </table:table-cell>
          <table:table-cell office:value-type="float" office:value="128.76" calcext:value-type="float">
            <text:p>128,76</text:p>
          </table:table-cell>
          <table:table-cell table:formula="of:=[.B47]*2.54" office:value-type="float" office:value="174.4218" calcext:value-type="float">
            <text:p>174,4218</text:p>
          </table:table-cell>
          <table:table-cell table:formula="of:=[.C47]*0.453592" office:value-type="float" office:value="58.40450592" calcext:value-type="float">
            <text:p>58,4045059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6.88" calcext:value-type="float">
            <text:p>66,88</text:p>
          </table:table-cell>
          <table:table-cell office:value-type="float" office:value="145.68" calcext:value-type="float">
            <text:p>145,68</text:p>
          </table:table-cell>
          <table:table-cell table:formula="of:=[.B48]*2.54" office:value-type="float" office:value="169.8752" calcext:value-type="float">
            <text:p>169,8752</text:p>
          </table:table-cell>
          <table:table-cell table:formula="of:=[.C48]*0.453592" office:value-type="float" office:value="66.07928256" calcext:value-type="float">
            <text:p>66,0792825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7.7" calcext:value-type="float">
            <text:p>67,7</text:p>
          </table:table-cell>
          <table:table-cell office:value-type="float" office:value="116.82" calcext:value-type="float">
            <text:p>116,82</text:p>
          </table:table-cell>
          <table:table-cell table:formula="of:=[.B49]*2.54" office:value-type="float" office:value="171.958" calcext:value-type="float">
            <text:p>171,958</text:p>
          </table:table-cell>
          <table:table-cell table:formula="of:=[.C49]*0.453592" office:value-type="float" office:value="52.98861744" calcext:value-type="float">
            <text:p>52,9886174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9.82" calcext:value-type="float">
            <text:p>69,82</text:p>
          </table:table-cell>
          <table:table-cell office:value-type="float" office:value="143.62" calcext:value-type="float">
            <text:p>143,62</text:p>
          </table:table-cell>
          <table:table-cell table:formula="of:=[.B50]*2.54" office:value-type="float" office:value="177.3428" calcext:value-type="float">
            <text:p>177,3428</text:p>
          </table:table-cell>
          <table:table-cell table:formula="of:=[.C50]*0.453592" office:value-type="float" office:value="65.14488304" calcext:value-type="float">
            <text:p>65,144883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,09</text:p>
          </table:table-cell>
          <table:table-cell office:value-type="float" office:value="134.93" calcext:value-type="float">
            <text:p>134,93</text:p>
          </table:table-cell>
          <table:table-cell table:formula="of:=[.B51]*2.54" office:value-type="float" office:value="175.4886" calcext:value-type="float">
            <text:p>175,4886</text:p>
          </table:table-cell>
          <table:table-cell table:formula="of:=[.C51]*0.453592" office:value-type="float" office:value="61.20316856" calcext:value-type="float">
            <text:p>61,203168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.91" calcext:value-type="float">
            <text:p>69,91</text:p>
          </table:table-cell>
          <table:table-cell office:value-type="float" office:value="147.02" calcext:value-type="float">
            <text:p>147,02</text:p>
          </table:table-cell>
          <table:table-cell table:formula="of:=[.B52]*2.54" office:value-type="float" office:value="177.5714" calcext:value-type="float">
            <text:p>177,5714</text:p>
          </table:table-cell>
          <table:table-cell table:formula="of:=[.C52]*0.453592" office:value-type="float" office:value="66.68709584" calcext:value-type="float">
            <text:p>66,687095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7.33" calcext:value-type="float">
            <text:p>67,33</text:p>
          </table:table-cell>
          <table:table-cell office:value-type="float" office:value="126.33" calcext:value-type="float">
            <text:p>126,33</text:p>
          </table:table-cell>
          <table:table-cell table:formula="of:=[.B53]*2.54" office:value-type="float" office:value="171.0182" calcext:value-type="float">
            <text:p>171,0182</text:p>
          </table:table-cell>
          <table:table-cell table:formula="of:=[.C53]*0.453592" office:value-type="float" office:value="57.30227736" calcext:value-type="float">
            <text:p>57,3022773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0.27" calcext:value-type="float">
            <text:p>70,27</text:p>
          </table:table-cell>
          <table:table-cell office:value-type="float" office:value="125.48" calcext:value-type="float">
            <text:p>125,48</text:p>
          </table:table-cell>
          <table:table-cell table:formula="of:=[.B54]*2.54" office:value-type="float" office:value="178.4858" calcext:value-type="float">
            <text:p>178,4858</text:p>
          </table:table-cell>
          <table:table-cell table:formula="of:=[.C54]*0.453592" office:value-type="float" office:value="56.91672416" calcext:value-type="float">
            <text:p>56,9167241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.1" calcext:value-type="float">
            <text:p>69,1</text:p>
          </table:table-cell>
          <table:table-cell office:value-type="float" office:value="115.71" calcext:value-type="float">
            <text:p>115,71</text:p>
          </table:table-cell>
          <table:table-cell table:formula="of:=[.B55]*2.54" office:value-type="float" office:value="175.514" calcext:value-type="float">
            <text:p>175,514</text:p>
          </table:table-cell>
          <table:table-cell table:formula="of:=[.C55]*0.453592" office:value-type="float" office:value="52.48513032" calcext:value-type="float">
            <text:p>52,4851303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5.38" calcext:value-type="float">
            <text:p>65,38</text:p>
          </table:table-cell>
          <table:table-cell office:value-type="float" office:value="123.49" calcext:value-type="float">
            <text:p>123,49</text:p>
          </table:table-cell>
          <table:table-cell table:formula="of:=[.B56]*2.54" office:value-type="float" office:value="166.0652" calcext:value-type="float">
            <text:p>166,0652</text:p>
          </table:table-cell>
          <table:table-cell table:formula="of:=[.C56]*0.453592" office:value-type="float" office:value="56.01407608" calcext:value-type="float">
            <text:p>56,0140760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0.18" calcext:value-type="float">
            <text:p>70,18</text:p>
          </table:table-cell>
          <table:table-cell office:value-type="float" office:value="147.89" calcext:value-type="float">
            <text:p>147,89</text:p>
          </table:table-cell>
          <table:table-cell table:formula="of:=[.B57]*2.54" office:value-type="float" office:value="178.2572" calcext:value-type="float">
            <text:p>178,2572</text:p>
          </table:table-cell>
          <table:table-cell table:formula="of:=[.C57]*0.453592" office:value-type="float" office:value="67.08172088" calcext:value-type="float">
            <text:p>67,0817208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0.41" calcext:value-type="float">
            <text:p>70,41</text:p>
          </table:table-cell>
          <table:table-cell office:value-type="float" office:value="155.9" calcext:value-type="float">
            <text:p>155,9</text:p>
          </table:table-cell>
          <table:table-cell table:formula="of:=[.B58]*2.54" office:value-type="float" office:value="178.8414" calcext:value-type="float">
            <text:p>178,8414</text:p>
          </table:table-cell>
          <table:table-cell table:formula="of:=[.C58]*0.453592" office:value-type="float" office:value="70.7149928" calcext:value-type="float">
            <text:p>70,714992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6.54" calcext:value-type="float">
            <text:p>66,54</text:p>
          </table:table-cell>
          <table:table-cell office:value-type="float" office:value="128.07" calcext:value-type="float">
            <text:p>128,07</text:p>
          </table:table-cell>
          <table:table-cell table:formula="of:=[.B59]*2.54" office:value-type="float" office:value="169.0116" calcext:value-type="float">
            <text:p>169,0116</text:p>
          </table:table-cell>
          <table:table-cell table:formula="of:=[.C59]*0.453592" office:value-type="float" office:value="58.09152744" calcext:value-type="float">
            <text:p>58,0915274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6.36" calcext:value-type="float">
            <text:p>66,36</text:p>
          </table:table-cell>
          <table:table-cell office:value-type="float" office:value="119.37" calcext:value-type="float">
            <text:p>119,37</text:p>
          </table:table-cell>
          <table:table-cell table:formula="of:=[.B60]*2.54" office:value-type="float" office:value="168.5544" calcext:value-type="float">
            <text:p>168,5544</text:p>
          </table:table-cell>
          <table:table-cell table:formula="of:=[.C60]*0.453592" office:value-type="float" office:value="54.14527704" calcext:value-type="float">
            <text:p>54,1452770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7.54" calcext:value-type="float">
            <text:p>67,54</text:p>
          </table:table-cell>
          <table:table-cell office:value-type="float" office:value="133.81" calcext:value-type="float">
            <text:p>133,81</text:p>
          </table:table-cell>
          <table:table-cell table:formula="of:=[.B61]*2.54" office:value-type="float" office:value="171.5516" calcext:value-type="float">
            <text:p>171,5516</text:p>
          </table:table-cell>
          <table:table-cell table:formula="of:=[.C61]*0.453592" office:value-type="float" office:value="60.69514552" calcext:value-type="float">
            <text:p>60,6951455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6.5" calcext:value-type="float">
            <text:p>66,5</text:p>
          </table:table-cell>
          <table:table-cell office:value-type="float" office:value="128.73" calcext:value-type="float">
            <text:p>128,73</text:p>
          </table:table-cell>
          <table:table-cell table:formula="of:=[.B62]*2.54" office:value-type="float" office:value="168.91" calcext:value-type="float">
            <text:p>168,91</text:p>
          </table:table-cell>
          <table:table-cell table:formula="of:=[.C62]*0.453592" office:value-type="float" office:value="58.39089816" calcext:value-type="float">
            <text:p>58,3908981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37.55" calcext:value-type="float">
            <text:p>137,55</text:p>
          </table:table-cell>
          <table:table-cell table:formula="of:=[.B63]*2.54" office:value-type="float" office:value="175.26" calcext:value-type="float">
            <text:p>175,26</text:p>
          </table:table-cell>
          <table:table-cell table:formula="of:=[.C63]*0.453592" office:value-type="float" office:value="62.3915796" calcext:value-type="float">
            <text:p>62,391579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8.3" calcext:value-type="float">
            <text:p>68,3</text:p>
          </table:table-cell>
          <table:table-cell office:value-type="float" office:value="129.76" calcext:value-type="float">
            <text:p>129,76</text:p>
          </table:table-cell>
          <table:table-cell table:formula="of:=[.B64]*2.54" office:value-type="float" office:value="173.482" calcext:value-type="float">
            <text:p>173,482</text:p>
          </table:table-cell>
          <table:table-cell table:formula="of:=[.C64]*0.453592" office:value-type="float" office:value="58.85809792" calcext:value-type="float">
            <text:p>58,8580979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01" calcext:value-type="float">
            <text:p>67,01</text:p>
          </table:table-cell>
          <table:table-cell office:value-type="float" office:value="128.82" calcext:value-type="float">
            <text:p>128,82</text:p>
          </table:table-cell>
          <table:table-cell table:formula="of:=[.B65]*2.54" office:value-type="float" office:value="170.2054" calcext:value-type="float">
            <text:p>170,2054</text:p>
          </table:table-cell>
          <table:table-cell table:formula="of:=[.C65]*0.453592" office:value-type="float" office:value="58.43172144" calcext:value-type="float">
            <text:p>58,431721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0.81" calcext:value-type="float">
            <text:p>70,81</text:p>
          </table:table-cell>
          <table:table-cell office:value-type="float" office:value="135.32" calcext:value-type="float">
            <text:p>135,32</text:p>
          </table:table-cell>
          <table:table-cell table:formula="of:=[.B66]*2.54" office:value-type="float" office:value="179.8574" calcext:value-type="float">
            <text:p>179,8574</text:p>
          </table:table-cell>
          <table:table-cell table:formula="of:=[.C66]*0.453592" office:value-type="float" office:value="61.38006944" calcext:value-type="float">
            <text:p>61,3800694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.22" calcext:value-type="float">
            <text:p>68,22</text:p>
          </table:table-cell>
          <table:table-cell office:value-type="float" office:value="109.61" calcext:value-type="float">
            <text:p>109,61</text:p>
          </table:table-cell>
          <table:table-cell table:formula="of:=[.B67]*2.54" office:value-type="float" office:value="173.2788" calcext:value-type="float">
            <text:p>173,2788</text:p>
          </table:table-cell>
          <table:table-cell table:formula="of:=[.C67]*0.453592" office:value-type="float" office:value="49.71821912" calcext:value-type="float">
            <text:p>49,7182191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.06" calcext:value-type="float">
            <text:p>69,06</text:p>
          </table:table-cell>
          <table:table-cell office:value-type="float" office:value="142.47" calcext:value-type="float">
            <text:p>142,47</text:p>
          </table:table-cell>
          <table:table-cell table:formula="of:=[.B68]*2.54" office:value-type="float" office:value="175.4124" calcext:value-type="float">
            <text:p>175,4124</text:p>
          </table:table-cell>
          <table:table-cell table:formula="of:=[.C68]*0.453592" office:value-type="float" office:value="64.62325224" calcext:value-type="float">
            <text:p>64,6232522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7.73" calcext:value-type="float">
            <text:p>67,73</text:p>
          </table:table-cell>
          <table:table-cell office:value-type="float" office:value="132.75" calcext:value-type="float">
            <text:p>132,75</text:p>
          </table:table-cell>
          <table:table-cell table:formula="of:=[.B69]*2.54" office:value-type="float" office:value="172.0342" calcext:value-type="float">
            <text:p>172,0342</text:p>
          </table:table-cell>
          <table:table-cell table:formula="of:=[.C69]*0.453592" office:value-type="float" office:value="60.214338" calcext:value-type="float">
            <text:p>60,21433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7.22" calcext:value-type="float">
            <text:p>67,22</text:p>
          </table:table-cell>
          <table:table-cell office:value-type="float" office:value="103.53" calcext:value-type="float">
            <text:p>103,53</text:p>
          </table:table-cell>
          <table:table-cell table:formula="of:=[.B70]*2.54" office:value-type="float" office:value="170.7388" calcext:value-type="float">
            <text:p>170,7388</text:p>
          </table:table-cell>
          <table:table-cell table:formula="of:=[.C70]*0.453592" office:value-type="float" office:value="46.96037976" calcext:value-type="float">
            <text:p>46,9603797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7.37" calcext:value-type="float">
            <text:p>67,37</text:p>
          </table:table-cell>
          <table:table-cell office:value-type="float" office:value="124.73" calcext:value-type="float">
            <text:p>124,73</text:p>
          </table:table-cell>
          <table:table-cell table:formula="of:=[.B71]*2.54" office:value-type="float" office:value="171.1198" calcext:value-type="float">
            <text:p>171,1198</text:p>
          </table:table-cell>
          <table:table-cell table:formula="of:=[.C71]*0.453592" office:value-type="float" office:value="56.57653016" calcext:value-type="float">
            <text:p>56,5765301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5.27" calcext:value-type="float">
            <text:p>65,27</text:p>
          </table:table-cell>
          <table:table-cell office:value-type="float" office:value="129.31" calcext:value-type="float">
            <text:p>129,31</text:p>
          </table:table-cell>
          <table:table-cell table:formula="of:=[.B72]*2.54" office:value-type="float" office:value="165.7858" calcext:value-type="float">
            <text:p>165,7858</text:p>
          </table:table-cell>
          <table:table-cell table:formula="of:=[.C72]*0.453592" office:value-type="float" office:value="58.65398152" calcext:value-type="float">
            <text:p>58,6539815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0.84" calcext:value-type="float">
            <text:p>70,84</text:p>
          </table:table-cell>
          <table:table-cell office:value-type="float" office:value="134.02" calcext:value-type="float">
            <text:p>134,02</text:p>
          </table:table-cell>
          <table:table-cell table:formula="of:=[.B73]*2.54" office:value-type="float" office:value="179.9336" calcext:value-type="float">
            <text:p>179,9336</text:p>
          </table:table-cell>
          <table:table-cell table:formula="of:=[.C73]*0.453592" office:value-type="float" office:value="60.79039984" calcext:value-type="float">
            <text:p>60,7903998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.92" calcext:value-type="float">
            <text:p>69,92</text:p>
          </table:table-cell>
          <table:table-cell office:value-type="float" office:value="140.4" calcext:value-type="float">
            <text:p>140,4</text:p>
          </table:table-cell>
          <table:table-cell table:formula="of:=[.B74]*2.54" office:value-type="float" office:value="177.5968" calcext:value-type="float">
            <text:p>177,5968</text:p>
          </table:table-cell>
          <table:table-cell table:formula="of:=[.C74]*0.453592" office:value-type="float" office:value="63.6843168" calcext:value-type="float">
            <text:p>63,684316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4.29" calcext:value-type="float">
            <text:p>64,29</text:p>
          </table:table-cell>
          <table:table-cell office:value-type="float" office:value="102.84" calcext:value-type="float">
            <text:p>102,84</text:p>
          </table:table-cell>
          <table:table-cell table:formula="of:=[.B75]*2.54" office:value-type="float" office:value="163.2966" calcext:value-type="float">
            <text:p>163,2966</text:p>
          </table:table-cell>
          <table:table-cell table:formula="of:=[.C75]*0.453592" office:value-type="float" office:value="46.64740128" calcext:value-type="float">
            <text:p>46,6474012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.25" calcext:value-type="float">
            <text:p>68,25</text:p>
          </table:table-cell>
          <table:table-cell office:value-type="float" office:value="128.52" calcext:value-type="float">
            <text:p>128,52</text:p>
          </table:table-cell>
          <table:table-cell table:formula="of:=[.B76]*2.54" office:value-type="float" office:value="173.355" calcext:value-type="float">
            <text:p>173,355</text:p>
          </table:table-cell>
          <table:table-cell table:formula="of:=[.C76]*0.453592" office:value-type="float" office:value="58.29564384" calcext:value-type="float">
            <text:p>58,2956438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6.36" calcext:value-type="float">
            <text:p>66,36</text:p>
          </table:table-cell>
          <table:table-cell office:value-type="float" office:value="120.3" calcext:value-type="float">
            <text:p>120,3</text:p>
          </table:table-cell>
          <table:table-cell table:formula="of:=[.B77]*2.54" office:value-type="float" office:value="168.5544" calcext:value-type="float">
            <text:p>168,5544</text:p>
          </table:table-cell>
          <table:table-cell table:formula="of:=[.C77]*0.453592" office:value-type="float" office:value="54.5671176" calcext:value-type="float">
            <text:p>54,567117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8.36" calcext:value-type="float">
            <text:p>68,36</text:p>
          </table:table-cell>
          <table:table-cell office:value-type="float" office:value="138.6" calcext:value-type="float">
            <text:p>138,6</text:p>
          </table:table-cell>
          <table:table-cell table:formula="of:=[.B78]*2.54" office:value-type="float" office:value="173.6344" calcext:value-type="float">
            <text:p>173,6344</text:p>
          </table:table-cell>
          <table:table-cell table:formula="of:=[.C78]*0.453592" office:value-type="float" office:value="62.8678512" calcext:value-type="float">
            <text:p>62,867851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5.48" calcext:value-type="float">
            <text:p>65,48</text:p>
          </table:table-cell>
          <table:table-cell office:value-type="float" office:value="132.96" calcext:value-type="float">
            <text:p>132,96</text:p>
          </table:table-cell>
          <table:table-cell table:formula="of:=[.B79]*2.54" office:value-type="float" office:value="166.3192" calcext:value-type="float">
            <text:p>166,3192</text:p>
          </table:table-cell>
          <table:table-cell table:formula="of:=[.C79]*0.453592" office:value-type="float" office:value="60.30959232" calcext:value-type="float">
            <text:p>60,3095923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9.72" calcext:value-type="float">
            <text:p>69,72</text:p>
          </table:table-cell>
          <table:table-cell office:value-type="float" office:value="115.62" calcext:value-type="float">
            <text:p>115,62</text:p>
          </table:table-cell>
          <table:table-cell table:formula="of:=[.B80]*2.54" office:value-type="float" office:value="177.0888" calcext:value-type="float">
            <text:p>177,0888</text:p>
          </table:table-cell>
          <table:table-cell table:formula="of:=[.C80]*0.453592" office:value-type="float" office:value="52.44430704" calcext:value-type="float">
            <text:p>52,444307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7.73" calcext:value-type="float">
            <text:p>67,73</text:p>
          </table:table-cell>
          <table:table-cell office:value-type="float" office:value="122.52" calcext:value-type="float">
            <text:p>122,52</text:p>
          </table:table-cell>
          <table:table-cell table:formula="of:=[.B81]*2.54" office:value-type="float" office:value="172.0342" calcext:value-type="float">
            <text:p>172,0342</text:p>
          </table:table-cell>
          <table:table-cell table:formula="of:=[.C81]*0.453592" office:value-type="float" office:value="55.57409184" calcext:value-type="float">
            <text:p>55,5740918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.64" calcext:value-type="float">
            <text:p>68,64</text:p>
          </table:table-cell>
          <table:table-cell office:value-type="float" office:value="134.63" calcext:value-type="float">
            <text:p>134,63</text:p>
          </table:table-cell>
          <table:table-cell table:formula="of:=[.B82]*2.54" office:value-type="float" office:value="174.3456" calcext:value-type="float">
            <text:p>174,3456</text:p>
          </table:table-cell>
          <table:table-cell table:formula="of:=[.C82]*0.453592" office:value-type="float" office:value="61.06709096" calcext:value-type="float">
            <text:p>61,0670909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6.78" calcext:value-type="float">
            <text:p>66,78</text:p>
          </table:table-cell>
          <table:table-cell office:value-type="float" office:value="121.9" calcext:value-type="float">
            <text:p>121,9</text:p>
          </table:table-cell>
          <table:table-cell table:formula="of:=[.B83]*2.54" office:value-type="float" office:value="169.6212" calcext:value-type="float">
            <text:p>169,6212</text:p>
          </table:table-cell>
          <table:table-cell table:formula="of:=[.C83]*0.453592" office:value-type="float" office:value="55.2928648" calcext:value-type="float">
            <text:p>55,292864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0.05" calcext:value-type="float">
            <text:p>70,05</text:p>
          </table:table-cell>
          <table:table-cell office:value-type="float" office:value="155.38" calcext:value-type="float">
            <text:p>155,38</text:p>
          </table:table-cell>
          <table:table-cell table:formula="of:=[.B84]*2.54" office:value-type="float" office:value="177.927" calcext:value-type="float">
            <text:p>177,927</text:p>
          </table:table-cell>
          <table:table-cell table:formula="of:=[.C84]*0.453592" office:value-type="float" office:value="70.47912496" calcext:value-type="float">
            <text:p>70,4791249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6.28" calcext:value-type="float">
            <text:p>66,28</text:p>
          </table:table-cell>
          <table:table-cell office:value-type="float" office:value="128.94" calcext:value-type="float">
            <text:p>128,94</text:p>
          </table:table-cell>
          <table:table-cell table:formula="of:=[.B85]*2.54" office:value-type="float" office:value="168.3512" calcext:value-type="float">
            <text:p>168,3512</text:p>
          </table:table-cell>
          <table:table-cell table:formula="of:=[.C85]*0.453592" office:value-type="float" office:value="58.48615248" calcext:value-type="float">
            <text:p>58,4861524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.2" calcext:value-type="float">
            <text:p>69,2</text:p>
          </table:table-cell>
          <table:table-cell office:value-type="float" office:value="129.1" calcext:value-type="float">
            <text:p>129,1</text:p>
          </table:table-cell>
          <table:table-cell table:formula="of:=[.B86]*2.54" office:value-type="float" office:value="175.768" calcext:value-type="float">
            <text:p>175,768</text:p>
          </table:table-cell>
          <table:table-cell table:formula="of:=[.C86]*0.453592" office:value-type="float" office:value="58.5587272" calcext:value-type="float">
            <text:p>58,558727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9.13" calcext:value-type="float">
            <text:p>69,13</text:p>
          </table:table-cell>
          <table:table-cell office:value-type="float" office:value="139.47" calcext:value-type="float">
            <text:p>139,47</text:p>
          </table:table-cell>
          <table:table-cell table:formula="of:=[.B87]*2.54" office:value-type="float" office:value="175.5902" calcext:value-type="float">
            <text:p>175,5902</text:p>
          </table:table-cell>
          <table:table-cell table:formula="of:=[.C87]*0.453592" office:value-type="float" office:value="63.26247624" calcext:value-type="float">
            <text:p>63,2624762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7.36" calcext:value-type="float">
            <text:p>67,36</text:p>
          </table:table-cell>
          <table:table-cell office:value-type="float" office:value="140.89" calcext:value-type="float">
            <text:p>140,89</text:p>
          </table:table-cell>
          <table:table-cell table:formula="of:=[.B88]*2.54" office:value-type="float" office:value="171.0944" calcext:value-type="float">
            <text:p>171,0944</text:p>
          </table:table-cell>
          <table:table-cell table:formula="of:=[.C88]*0.453592" office:value-type="float" office:value="63.90657688" calcext:value-type="float">
            <text:p>63,9065768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0.09" calcext:value-type="float">
            <text:p>70,09</text:p>
          </table:table-cell>
          <table:table-cell office:value-type="float" office:value="131.59" calcext:value-type="float">
            <text:p>131,59</text:p>
          </table:table-cell>
          <table:table-cell table:formula="of:=[.B89]*2.54" office:value-type="float" office:value="178.0286" calcext:value-type="float">
            <text:p>178,0286</text:p>
          </table:table-cell>
          <table:table-cell table:formula="of:=[.C89]*0.453592" office:value-type="float" office:value="59.68817128" calcext:value-type="float">
            <text:p>59,6881712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0.18" calcext:value-type="float">
            <text:p>70,18</text:p>
          </table:table-cell>
          <table:table-cell office:value-type="float" office:value="121.12" calcext:value-type="float">
            <text:p>121,12</text:p>
          </table:table-cell>
          <table:table-cell table:formula="of:=[.B90]*2.54" office:value-type="float" office:value="178.2572" calcext:value-type="float">
            <text:p>178,2572</text:p>
          </table:table-cell>
          <table:table-cell table:formula="of:=[.C90]*0.453592" office:value-type="float" office:value="54.93906304" calcext:value-type="float">
            <text:p>54,9390630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8.23" calcext:value-type="float">
            <text:p>68,23</text:p>
          </table:table-cell>
          <table:table-cell office:value-type="float" office:value="131.51" calcext:value-type="float">
            <text:p>131,51</text:p>
          </table:table-cell>
          <table:table-cell table:formula="of:=[.B91]*2.54" office:value-type="float" office:value="173.3042" calcext:value-type="float">
            <text:p>173,3042</text:p>
          </table:table-cell>
          <table:table-cell table:formula="of:=[.C91]*0.453592" office:value-type="float" office:value="59.65188392" calcext:value-type="float">
            <text:p>59,6518839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.13" calcext:value-type="float">
            <text:p>68,13</text:p>
          </table:table-cell>
          <table:table-cell office:value-type="float" office:value="136.55" calcext:value-type="float">
            <text:p>136,55</text:p>
          </table:table-cell>
          <table:table-cell table:formula="of:=[.B92]*2.54" office:value-type="float" office:value="173.0502" calcext:value-type="float">
            <text:p>173,0502</text:p>
          </table:table-cell>
          <table:table-cell table:formula="of:=[.C92]*0.453592" office:value-type="float" office:value="61.9379876" calcext:value-type="float">
            <text:p>61,937987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0.24" calcext:value-type="float">
            <text:p>70,24</text:p>
          </table:table-cell>
          <table:table-cell office:value-type="float" office:value="141.49" calcext:value-type="float">
            <text:p>141,49</text:p>
          </table:table-cell>
          <table:table-cell table:formula="of:=[.B93]*2.54" office:value-type="float" office:value="178.4096" calcext:value-type="float">
            <text:p>178,4096</text:p>
          </table:table-cell>
          <table:table-cell table:formula="of:=[.C93]*0.453592" office:value-type="float" office:value="64.17873208" calcext:value-type="float">
            <text:p>64,1787320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1.49" calcext:value-type="float">
            <text:p>71,49</text:p>
          </table:table-cell>
          <table:table-cell office:value-type="float" office:value="140.61" calcext:value-type="float">
            <text:p>140,61</text:p>
          </table:table-cell>
          <table:table-cell table:formula="of:=[.B94]*2.54" office:value-type="float" office:value="181.5846" calcext:value-type="float">
            <text:p>181,5846</text:p>
          </table:table-cell>
          <table:table-cell table:formula="of:=[.C94]*0.453592" office:value-type="float" office:value="63.77957112" calcext:value-type="float">
            <text:p>63,779571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.2" calcext:value-type="float">
            <text:p>69,2</text:p>
          </table:table-cell>
          <table:table-cell office:value-type="float" office:value="112.14" calcext:value-type="float">
            <text:p>112,14</text:p>
          </table:table-cell>
          <table:table-cell table:formula="of:=[.B95]*2.54" office:value-type="float" office:value="175.768" calcext:value-type="float">
            <text:p>175,768</text:p>
          </table:table-cell>
          <table:table-cell table:formula="of:=[.C95]*0.453592" office:value-type="float" office:value="50.86580688" calcext:value-type="float">
            <text:p>50,865806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0.06" calcext:value-type="float">
            <text:p>70,06</text:p>
          </table:table-cell>
          <table:table-cell office:value-type="float" office:value="133.46" calcext:value-type="float">
            <text:p>133,46</text:p>
          </table:table-cell>
          <table:table-cell table:formula="of:=[.B96]*2.54" office:value-type="float" office:value="177.9524" calcext:value-type="float">
            <text:p>177,9524</text:p>
          </table:table-cell>
          <table:table-cell table:formula="of:=[.C96]*0.453592" office:value-type="float" office:value="60.53638832" calcext:value-type="float">
            <text:p>60,5363883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0.56" calcext:value-type="float">
            <text:p>70,56</text:p>
          </table:table-cell>
          <table:table-cell office:value-type="float" office:value="131.8" calcext:value-type="float">
            <text:p>131,8</text:p>
          </table:table-cell>
          <table:table-cell table:formula="of:=[.B97]*2.54" office:value-type="float" office:value="179.2224" calcext:value-type="float">
            <text:p>179,2224</text:p>
          </table:table-cell>
          <table:table-cell table:formula="of:=[.C97]*0.453592" office:value-type="float" office:value="59.7834256" calcext:value-type="float">
            <text:p>59,783425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6.29" calcext:value-type="float">
            <text:p>66,29</text:p>
          </table:table-cell>
          <table:table-cell office:value-type="float" office:value="120.03" calcext:value-type="float">
            <text:p>120,03</text:p>
          </table:table-cell>
          <table:table-cell table:formula="of:=[.B98]*2.54" office:value-type="float" office:value="168.3766" calcext:value-type="float">
            <text:p>168,3766</text:p>
          </table:table-cell>
          <table:table-cell table:formula="of:=[.C98]*0.453592" office:value-type="float" office:value="54.44464776" calcext:value-type="float">
            <text:p>54,4446477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3.43" calcext:value-type="float">
            <text:p>63,43</text:p>
          </table:table-cell>
          <table:table-cell office:value-type="float" office:value="123.1" calcext:value-type="float">
            <text:p>123,1</text:p>
          </table:table-cell>
          <table:table-cell table:formula="of:=[.B99]*2.54" office:value-type="float" office:value="161.1122" calcext:value-type="float">
            <text:p>161,1122</text:p>
          </table:table-cell>
          <table:table-cell table:formula="of:=[.C99]*0.453592" office:value-type="float" office:value="55.8371752" calcext:value-type="float">
            <text:p>55,837175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6.77" calcext:value-type="float">
            <text:p>66,77</text:p>
          </table:table-cell>
          <table:table-cell office:value-type="float" office:value="128.14" calcext:value-type="float">
            <text:p>128,14</text:p>
          </table:table-cell>
          <table:table-cell table:formula="of:=[.B100]*2.54" office:value-type="float" office:value="169.5958" calcext:value-type="float">
            <text:p>169,5958</text:p>
          </table:table-cell>
          <table:table-cell table:formula="of:=[.C100]*0.453592" office:value-type="float" office:value="58.12327888" calcext:value-type="float">
            <text:p>58,123278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.89" calcext:value-type="float">
            <text:p>68,89</text:p>
          </table:table-cell>
          <table:table-cell office:value-type="float" office:value="115.48" calcext:value-type="float">
            <text:p>115,48</text:p>
          </table:table-cell>
          <table:table-cell table:formula="of:=[.B101]*2.54" office:value-type="float" office:value="174.9806" calcext:value-type="float">
            <text:p>174,9806</text:p>
          </table:table-cell>
          <table:table-cell table:formula="of:=[.C101]*0.453592" office:value-type="float" office:value="52.38080416" calcext:value-type="float">
            <text:p>52,3808041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4.87" calcext:value-type="float">
            <text:p>64,87</text:p>
          </table:table-cell>
          <table:table-cell office:value-type="float" office:value="102.09" calcext:value-type="float">
            <text:p>102,09</text:p>
          </table:table-cell>
          <table:table-cell table:formula="of:=[.B102]*2.54" office:value-type="float" office:value="164.7698" calcext:value-type="float">
            <text:p>164,7698</text:p>
          </table:table-cell>
          <table:table-cell table:formula="of:=[.C102]*0.453592" office:value-type="float" office:value="46.30720728" calcext:value-type="float">
            <text:p>46,3072072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7.09" calcext:value-type="float">
            <text:p>67,09</text:p>
          </table:table-cell>
          <table:table-cell office:value-type="float" office:value="130.35" calcext:value-type="float">
            <text:p>130,35</text:p>
          </table:table-cell>
          <table:table-cell table:formula="of:=[.B103]*2.54" office:value-type="float" office:value="170.4086" calcext:value-type="float">
            <text:p>170,4086</text:p>
          </table:table-cell>
          <table:table-cell table:formula="of:=[.C103]*0.453592" office:value-type="float" office:value="59.1257172" calcext:value-type="float">
            <text:p>59,125717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.35" calcext:value-type="float">
            <text:p>68,35</text:p>
          </table:table-cell>
          <table:table-cell office:value-type="float" office:value="134.18" calcext:value-type="float">
            <text:p>134,18</text:p>
          </table:table-cell>
          <table:table-cell table:formula="of:=[.B104]*2.54" office:value-type="float" office:value="173.609" calcext:value-type="float">
            <text:p>173,609</text:p>
          </table:table-cell>
          <table:table-cell table:formula="of:=[.C104]*0.453592" office:value-type="float" office:value="60.86297456" calcext:value-type="float">
            <text:p>60,8629745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5.61" calcext:value-type="float">
            <text:p>65,61</text:p>
          </table:table-cell>
          <table:table-cell office:value-type="float" office:value="98.64" calcext:value-type="float">
            <text:p>98,64</text:p>
          </table:table-cell>
          <table:table-cell table:formula="of:=[.B105]*2.54" office:value-type="float" office:value="166.6494" calcext:value-type="float">
            <text:p>166,6494</text:p>
          </table:table-cell>
          <table:table-cell table:formula="of:=[.C105]*0.453592" office:value-type="float" office:value="44.74231488" calcext:value-type="float">
            <text:p>44,7423148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7.76" calcext:value-type="float">
            <text:p>67,76</text:p>
          </table:table-cell>
          <table:table-cell office:value-type="float" office:value="114.56" calcext:value-type="float">
            <text:p>114,56</text:p>
          </table:table-cell>
          <table:table-cell table:formula="of:=[.B106]*2.54" office:value-type="float" office:value="172.1104" calcext:value-type="float">
            <text:p>172,1104</text:p>
          </table:table-cell>
          <table:table-cell table:formula="of:=[.C106]*0.453592" office:value-type="float" office:value="51.96349952" calcext:value-type="float">
            <text:p>51,9634995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.02" calcext:value-type="float">
            <text:p>68,02</text:p>
          </table:table-cell>
          <table:table-cell office:value-type="float" office:value="123.49" calcext:value-type="float">
            <text:p>123,49</text:p>
          </table:table-cell>
          <table:table-cell table:formula="of:=[.B107]*2.54" office:value-type="float" office:value="172.7708" calcext:value-type="float">
            <text:p>172,7708</text:p>
          </table:table-cell>
          <table:table-cell table:formula="of:=[.C107]*0.453592" office:value-type="float" office:value="56.01407608" calcext:value-type="float">
            <text:p>56,0140760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7.66" calcext:value-type="float">
            <text:p>67,66</text:p>
          </table:table-cell>
          <table:table-cell office:value-type="float" office:value="123.05" calcext:value-type="float">
            <text:p>123,05</text:p>
          </table:table-cell>
          <table:table-cell table:formula="of:=[.B108]*2.54" office:value-type="float" office:value="171.8564" calcext:value-type="float">
            <text:p>171,8564</text:p>
          </table:table-cell>
          <table:table-cell table:formula="of:=[.C108]*0.453592" office:value-type="float" office:value="55.8144956" calcext:value-type="float">
            <text:p>55,814495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6.31" calcext:value-type="float">
            <text:p>66,31</text:p>
          </table:table-cell>
          <table:table-cell office:value-type="float" office:value="126.48" calcext:value-type="float">
            <text:p>126,48</text:p>
          </table:table-cell>
          <table:table-cell table:formula="of:=[.B109]*2.54" office:value-type="float" office:value="168.4274" calcext:value-type="float">
            <text:p>168,4274</text:p>
          </table:table-cell>
          <table:table-cell table:formula="of:=[.C109]*0.453592" office:value-type="float" office:value="57.37031616" calcext:value-type="float">
            <text:p>57,3703161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9.44" calcext:value-type="float">
            <text:p>69,44</text:p>
          </table:table-cell>
          <table:table-cell office:value-type="float" office:value="128.42" calcext:value-type="float">
            <text:p>128,42</text:p>
          </table:table-cell>
          <table:table-cell table:formula="of:=[.B110]*2.54" office:value-type="float" office:value="176.3776" calcext:value-type="float">
            <text:p>176,3776</text:p>
          </table:table-cell>
          <table:table-cell table:formula="of:=[.C110]*0.453592" office:value-type="float" office:value="58.25028464" calcext:value-type="float">
            <text:p>58,2502846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3.84" calcext:value-type="float">
            <text:p>63,84</text:p>
          </table:table-cell>
          <table:table-cell office:value-type="float" office:value="127.19" calcext:value-type="float">
            <text:p>127,19</text:p>
          </table:table-cell>
          <table:table-cell table:formula="of:=[.B111]*2.54" office:value-type="float" office:value="162.1536" calcext:value-type="float">
            <text:p>162,1536</text:p>
          </table:table-cell>
          <table:table-cell table:formula="of:=[.C111]*0.453592" office:value-type="float" office:value="57.69236648" calcext:value-type="float">
            <text:p>57,6923664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7.72" calcext:value-type="float">
            <text:p>67,72</text:p>
          </table:table-cell>
          <table:table-cell office:value-type="float" office:value="122.06" calcext:value-type="float">
            <text:p>122,06</text:p>
          </table:table-cell>
          <table:table-cell table:formula="of:=[.B112]*2.54" office:value-type="float" office:value="172.0088" calcext:value-type="float">
            <text:p>172,0088</text:p>
          </table:table-cell>
          <table:table-cell table:formula="of:=[.C112]*0.453592" office:value-type="float" office:value="55.36543952" calcext:value-type="float">
            <text:p>55,3654395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0.05" calcext:value-type="float">
            <text:p>70,05</text:p>
          </table:table-cell>
          <table:table-cell office:value-type="float" office:value="127.61" calcext:value-type="float">
            <text:p>127,61</text:p>
          </table:table-cell>
          <table:table-cell table:formula="of:=[.B113]*2.54" office:value-type="float" office:value="177.927" calcext:value-type="float">
            <text:p>177,927</text:p>
          </table:table-cell>
          <table:table-cell table:formula="of:=[.C113]*0.453592" office:value-type="float" office:value="57.88287512" calcext:value-type="float">
            <text:p>57,8828751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70.19" calcext:value-type="float">
            <text:p>70,19</text:p>
          </table:table-cell>
          <table:table-cell office:value-type="float" office:value="131.64" calcext:value-type="float">
            <text:p>131,64</text:p>
          </table:table-cell>
          <table:table-cell table:formula="of:=[.B114]*2.54" office:value-type="float" office:value="178.2826" calcext:value-type="float">
            <text:p>178,2826</text:p>
          </table:table-cell>
          <table:table-cell table:formula="of:=[.C114]*0.453592" office:value-type="float" office:value="59.71085088" calcext:value-type="float">
            <text:p>59,7108508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5.95" calcext:value-type="float">
            <text:p>65,95</text:p>
          </table:table-cell>
          <table:table-cell office:value-type="float" office:value="111.9" calcext:value-type="float">
            <text:p>111,9</text:p>
          </table:table-cell>
          <table:table-cell table:formula="of:=[.B115]*2.54" office:value-type="float" office:value="167.513" calcext:value-type="float">
            <text:p>167,513</text:p>
          </table:table-cell>
          <table:table-cell table:formula="of:=[.C115]*0.453592" office:value-type="float" office:value="50.7569448" calcext:value-type="float">
            <text:p>50,75694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70.01" calcext:value-type="float">
            <text:p>70,01</text:p>
          </table:table-cell>
          <table:table-cell office:value-type="float" office:value="122.04" calcext:value-type="float">
            <text:p>122,04</text:p>
          </table:table-cell>
          <table:table-cell table:formula="of:=[.B116]*2.54" office:value-type="float" office:value="177.8254" calcext:value-type="float">
            <text:p>177,8254</text:p>
          </table:table-cell>
          <table:table-cell table:formula="of:=[.C116]*0.453592" office:value-type="float" office:value="55.35636768" calcext:value-type="float">
            <text:p>55,3563676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8.61" calcext:value-type="float">
            <text:p>68,61</text:p>
          </table:table-cell>
          <table:table-cell office:value-type="float" office:value="128.55" calcext:value-type="float">
            <text:p>128,55</text:p>
          </table:table-cell>
          <table:table-cell table:formula="of:=[.B117]*2.54" office:value-type="float" office:value="174.2694" calcext:value-type="float">
            <text:p>174,2694</text:p>
          </table:table-cell>
          <table:table-cell table:formula="of:=[.C117]*0.453592" office:value-type="float" office:value="58.3092516" calcext:value-type="float">
            <text:p>58,30925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8.81" calcext:value-type="float">
            <text:p>68,81</text:p>
          </table:table-cell>
          <table:table-cell office:value-type="float" office:value="132.68" calcext:value-type="float">
            <text:p>132,68</text:p>
          </table:table-cell>
          <table:table-cell table:formula="of:=[.B118]*2.54" office:value-type="float" office:value="174.7774" calcext:value-type="float">
            <text:p>174,7774</text:p>
          </table:table-cell>
          <table:table-cell table:formula="of:=[.C118]*0.453592" office:value-type="float" office:value="60.18258656" calcext:value-type="float">
            <text:p>60,1825865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69.76" calcext:value-type="float">
            <text:p>69,76</text:p>
          </table:table-cell>
          <table:table-cell office:value-type="float" office:value="136.06" calcext:value-type="float">
            <text:p>136,06</text:p>
          </table:table-cell>
          <table:table-cell table:formula="of:=[.B119]*2.54" office:value-type="float" office:value="177.1904" calcext:value-type="float">
            <text:p>177,1904</text:p>
          </table:table-cell>
          <table:table-cell table:formula="of:=[.C119]*0.453592" office:value-type="float" office:value="61.71572752" calcext:value-type="float">
            <text:p>61,7157275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5.46" calcext:value-type="float">
            <text:p>65,46</text:p>
          </table:table-cell>
          <table:table-cell office:value-type="float" office:value="115.94" calcext:value-type="float">
            <text:p>115,94</text:p>
          </table:table-cell>
          <table:table-cell table:formula="of:=[.B120]*2.54" office:value-type="float" office:value="166.2684" calcext:value-type="float">
            <text:p>166,2684</text:p>
          </table:table-cell>
          <table:table-cell table:formula="of:=[.C120]*0.453592" office:value-type="float" office:value="52.58945648" calcext:value-type="float">
            <text:p>52,5894564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.83" calcext:value-type="float">
            <text:p>68,83</text:p>
          </table:table-cell>
          <table:table-cell office:value-type="float" office:value="136.9" calcext:value-type="float">
            <text:p>136,9</text:p>
          </table:table-cell>
          <table:table-cell table:formula="of:=[.B121]*2.54" office:value-type="float" office:value="174.8282" calcext:value-type="float">
            <text:p>174,8282</text:p>
          </table:table-cell>
          <table:table-cell table:formula="of:=[.C121]*0.453592" office:value-type="float" office:value="62.0967448" calcext:value-type="float">
            <text:p>62,096744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5.8" calcext:value-type="float">
            <text:p>65,8</text:p>
          </table:table-cell>
          <table:table-cell office:value-type="float" office:value="119.88" calcext:value-type="float">
            <text:p>119,88</text:p>
          </table:table-cell>
          <table:table-cell table:formula="of:=[.B122]*2.54" office:value-type="float" office:value="167.132" calcext:value-type="float">
            <text:p>167,132</text:p>
          </table:table-cell>
          <table:table-cell table:formula="of:=[.C122]*0.453592" office:value-type="float" office:value="54.37660896" calcext:value-type="float">
            <text:p>54,3766089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7.21" calcext:value-type="float">
            <text:p>67,21</text:p>
          </table:table-cell>
          <table:table-cell office:value-type="float" office:value="109.01" calcext:value-type="float">
            <text:p>109,01</text:p>
          </table:table-cell>
          <table:table-cell table:formula="of:=[.B123]*2.54" office:value-type="float" office:value="170.7134" calcext:value-type="float">
            <text:p>170,7134</text:p>
          </table:table-cell>
          <table:table-cell table:formula="of:=[.C123]*0.453592" office:value-type="float" office:value="49.44606392" calcext:value-type="float">
            <text:p>49,4460639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9.42" calcext:value-type="float">
            <text:p>69,42</text:p>
          </table:table-cell>
          <table:table-cell office:value-type="float" office:value="128.27" calcext:value-type="float">
            <text:p>128,27</text:p>
          </table:table-cell>
          <table:table-cell table:formula="of:=[.B124]*2.54" office:value-type="float" office:value="176.3268" calcext:value-type="float">
            <text:p>176,3268</text:p>
          </table:table-cell>
          <table:table-cell table:formula="of:=[.C124]*0.453592" office:value-type="float" office:value="58.18224584" calcext:value-type="float">
            <text:p>58,1822458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8.94" calcext:value-type="float">
            <text:p>68,94</text:p>
          </table:table-cell>
          <table:table-cell office:value-type="float" office:value="135.29" calcext:value-type="float">
            <text:p>135,29</text:p>
          </table:table-cell>
          <table:table-cell table:formula="of:=[.B125]*2.54" office:value-type="float" office:value="175.1076" calcext:value-type="float">
            <text:p>175,1076</text:p>
          </table:table-cell>
          <table:table-cell table:formula="of:=[.C125]*0.453592" office:value-type="float" office:value="61.36646168" calcext:value-type="float">
            <text:p>61,3664616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7.94" calcext:value-type="float">
            <text:p>67,94</text:p>
          </table:table-cell>
          <table:table-cell office:value-type="float" office:value="106.86" calcext:value-type="float">
            <text:p>106,86</text:p>
          </table:table-cell>
          <table:table-cell table:formula="of:=[.B126]*2.54" office:value-type="float" office:value="172.5676" calcext:value-type="float">
            <text:p>172,5676</text:p>
          </table:table-cell>
          <table:table-cell table:formula="of:=[.C126]*0.453592" office:value-type="float" office:value="48.47084112" calcext:value-type="float">
            <text:p>48,4708411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5.63" calcext:value-type="float">
            <text:p>65,63</text:p>
          </table:table-cell>
          <table:table-cell office:value-type="float" office:value="123.29" calcext:value-type="float">
            <text:p>123,29</text:p>
          </table:table-cell>
          <table:table-cell table:formula="of:=[.B127]*2.54" office:value-type="float" office:value="166.7002" calcext:value-type="float">
            <text:p>166,7002</text:p>
          </table:table-cell>
          <table:table-cell table:formula="of:=[.C127]*0.453592" office:value-type="float" office:value="55.92335768" calcext:value-type="float">
            <text:p>55,9233576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6.5" calcext:value-type="float">
            <text:p>66,5</text:p>
          </table:table-cell>
          <table:table-cell office:value-type="float" office:value="109.51" calcext:value-type="float">
            <text:p>109,51</text:p>
          </table:table-cell>
          <table:table-cell table:formula="of:=[.B128]*2.54" office:value-type="float" office:value="168.91" calcext:value-type="float">
            <text:p>168,91</text:p>
          </table:table-cell>
          <table:table-cell table:formula="of:=[.C128]*0.453592" office:value-type="float" office:value="49.67285992" calcext:value-type="float">
            <text:p>49,6728599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7.93" calcext:value-type="float">
            <text:p>67,93</text:p>
          </table:table-cell>
          <table:table-cell office:value-type="float" office:value="119.31" calcext:value-type="float">
            <text:p>119,31</text:p>
          </table:table-cell>
          <table:table-cell table:formula="of:=[.B129]*2.54" office:value-type="float" office:value="172.5422" calcext:value-type="float">
            <text:p>172,5422</text:p>
          </table:table-cell>
          <table:table-cell table:formula="of:=[.C129]*0.453592" office:value-type="float" office:value="54.11806152" calcext:value-type="float">
            <text:p>54,1180615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8.89" calcext:value-type="float">
            <text:p>68,89</text:p>
          </table:table-cell>
          <table:table-cell office:value-type="float" office:value="140.24" calcext:value-type="float">
            <text:p>140,24</text:p>
          </table:table-cell>
          <table:table-cell table:formula="of:=[.B130]*2.54" office:value-type="float" office:value="174.9806" calcext:value-type="float">
            <text:p>174,9806</text:p>
          </table:table-cell>
          <table:table-cell table:formula="of:=[.C130]*0.453592" office:value-type="float" office:value="63.61174208" calcext:value-type="float">
            <text:p>63,6117420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70.24" calcext:value-type="float">
            <text:p>70,24</text:p>
          </table:table-cell>
          <table:table-cell office:value-type="float" office:value="133.98" calcext:value-type="float">
            <text:p>133,98</text:p>
          </table:table-cell>
          <table:table-cell table:formula="of:=[.B131]*2.54" office:value-type="float" office:value="178.4096" calcext:value-type="float">
            <text:p>178,4096</text:p>
          </table:table-cell>
          <table:table-cell table:formula="of:=[.C131]*0.453592" office:value-type="float" office:value="60.77225616" calcext:value-type="float">
            <text:p>60,7722561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8.27" calcext:value-type="float">
            <text:p>68,27</text:p>
          </table:table-cell>
          <table:table-cell office:value-type="float" office:value="132.58" calcext:value-type="float">
            <text:p>132,58</text:p>
          </table:table-cell>
          <table:table-cell table:formula="of:=[.B132]*2.54" office:value-type="float" office:value="173.4058" calcext:value-type="float">
            <text:p>173,4058</text:p>
          </table:table-cell>
          <table:table-cell table:formula="of:=[.C132]*0.453592" office:value-type="float" office:value="60.13722736" calcext:value-type="float">
            <text:p>60,1372273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71.23" calcext:value-type="float">
            <text:p>71,23</text:p>
          </table:table-cell>
          <table:table-cell office:value-type="float" office:value="130.7" calcext:value-type="float">
            <text:p>130,7</text:p>
          </table:table-cell>
          <table:table-cell table:formula="of:=[.B133]*2.54" office:value-type="float" office:value="180.9242" calcext:value-type="float">
            <text:p>180,9242</text:p>
          </table:table-cell>
          <table:table-cell table:formula="of:=[.C133]*0.453592" office:value-type="float" office:value="59.2844744" calcext:value-type="float">
            <text:p>59,284474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9.1" calcext:value-type="float">
            <text:p>69,1</text:p>
          </table:table-cell>
          <table:table-cell office:value-type="float" office:value="115.56" calcext:value-type="float">
            <text:p>115,56</text:p>
          </table:table-cell>
          <table:table-cell table:formula="of:=[.B134]*2.54" office:value-type="float" office:value="175.514" calcext:value-type="float">
            <text:p>175,514</text:p>
          </table:table-cell>
          <table:table-cell table:formula="of:=[.C134]*0.453592" office:value-type="float" office:value="52.41709152" calcext:value-type="float">
            <text:p>52,4170915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4.4" calcext:value-type="float">
            <text:p>64,4</text:p>
          </table:table-cell>
          <table:table-cell office:value-type="float" office:value="123.79" calcext:value-type="float">
            <text:p>123,79</text:p>
          </table:table-cell>
          <table:table-cell table:formula="of:=[.B135]*2.54" office:value-type="float" office:value="163.576" calcext:value-type="float">
            <text:p>163,576</text:p>
          </table:table-cell>
          <table:table-cell table:formula="of:=[.C135]*0.453592" office:value-type="float" office:value="56.15015368" calcext:value-type="float">
            <text:p>56,1501536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71.1" calcext:value-type="float">
            <text:p>71,1</text:p>
          </table:table-cell>
          <table:table-cell office:value-type="float" office:value="128.14" calcext:value-type="float">
            <text:p>128,14</text:p>
          </table:table-cell>
          <table:table-cell table:formula="of:=[.B136]*2.54" office:value-type="float" office:value="180.594" calcext:value-type="float">
            <text:p>180,594</text:p>
          </table:table-cell>
          <table:table-cell table:formula="of:=[.C136]*0.453592" office:value-type="float" office:value="58.12327888" calcext:value-type="float">
            <text:p>58,1232788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8.22" calcext:value-type="float">
            <text:p>68,22</text:p>
          </table:table-cell>
          <table:table-cell office:value-type="float" office:value="135.96" calcext:value-type="float">
            <text:p>135,96</text:p>
          </table:table-cell>
          <table:table-cell table:formula="of:=[.B137]*2.54" office:value-type="float" office:value="173.2788" calcext:value-type="float">
            <text:p>173,2788</text:p>
          </table:table-cell>
          <table:table-cell table:formula="of:=[.C137]*0.453592" office:value-type="float" office:value="61.67036832" calcext:value-type="float">
            <text:p>61,6703683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5.92" calcext:value-type="float">
            <text:p>65,92</text:p>
          </table:table-cell>
          <table:table-cell office:value-type="float" office:value="116.63" calcext:value-type="float">
            <text:p>116,63</text:p>
          </table:table-cell>
          <table:table-cell table:formula="of:=[.B138]*2.54" office:value-type="float" office:value="167.4368" calcext:value-type="float">
            <text:p>167,4368</text:p>
          </table:table-cell>
          <table:table-cell table:formula="of:=[.C138]*0.453592" office:value-type="float" office:value="52.90243496" calcext:value-type="float">
            <text:p>52,9024349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7.44" calcext:value-type="float">
            <text:p>67,44</text:p>
          </table:table-cell>
          <table:table-cell office:value-type="float" office:value="126.82" calcext:value-type="float">
            <text:p>126,82</text:p>
          </table:table-cell>
          <table:table-cell table:formula="of:=[.B139]*2.54" office:value-type="float" office:value="171.2976" calcext:value-type="float">
            <text:p>171,2976</text:p>
          </table:table-cell>
          <table:table-cell table:formula="of:=[.C139]*0.453592" office:value-type="float" office:value="57.52453744" calcext:value-type="float">
            <text:p>57,5245374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3.9" calcext:value-type="float">
            <text:p>73,9</text:p>
          </table:table-cell>
          <table:table-cell office:value-type="float" office:value="151.39" calcext:value-type="float">
            <text:p>151,39</text:p>
          </table:table-cell>
          <table:table-cell table:formula="of:=[.B140]*2.54" office:value-type="float" office:value="187.706" calcext:value-type="float">
            <text:p>187,706</text:p>
          </table:table-cell>
          <table:table-cell table:formula="of:=[.C140]*0.453592" office:value-type="float" office:value="68.66929288" calcext:value-type="float">
            <text:p>68,6692928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9.98" calcext:value-type="float">
            <text:p>69,98</text:p>
          </table:table-cell>
          <table:table-cell office:value-type="float" office:value="130.4" calcext:value-type="float">
            <text:p>130,4</text:p>
          </table:table-cell>
          <table:table-cell table:formula="of:=[.B141]*2.54" office:value-type="float" office:value="177.7492" calcext:value-type="float">
            <text:p>177,7492</text:p>
          </table:table-cell>
          <table:table-cell table:formula="of:=[.C141]*0.453592" office:value-type="float" office:value="59.1483968" calcext:value-type="float">
            <text:p>59,148396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9.52" calcext:value-type="float">
            <text:p>69,52</text:p>
          </table:table-cell>
          <table:table-cell office:value-type="float" office:value="136.21" calcext:value-type="float">
            <text:p>136,21</text:p>
          </table:table-cell>
          <table:table-cell table:formula="of:=[.B142]*2.54" office:value-type="float" office:value="176.5808" calcext:value-type="float">
            <text:p>176,5808</text:p>
          </table:table-cell>
          <table:table-cell table:formula="of:=[.C142]*0.453592" office:value-type="float" office:value="61.78376632" calcext:value-type="float">
            <text:p>61,7837663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65.18" calcext:value-type="float">
            <text:p>65,18</text:p>
          </table:table-cell>
          <table:table-cell office:value-type="float" office:value="113.4" calcext:value-type="float">
            <text:p>113,4</text:p>
          </table:table-cell>
          <table:table-cell table:formula="of:=[.B143]*2.54" office:value-type="float" office:value="165.5572" calcext:value-type="float">
            <text:p>165,5572</text:p>
          </table:table-cell>
          <table:table-cell table:formula="of:=[.C143]*0.453592" office:value-type="float" office:value="51.4373328" calcext:value-type="float">
            <text:p>51,437332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68.01" calcext:value-type="float">
            <text:p>68,01</text:p>
          </table:table-cell>
          <table:table-cell office:value-type="float" office:value="125.33" calcext:value-type="float">
            <text:p>125,33</text:p>
          </table:table-cell>
          <table:table-cell table:formula="of:=[.B144]*2.54" office:value-type="float" office:value="172.7454" calcext:value-type="float">
            <text:p>172,7454</text:p>
          </table:table-cell>
          <table:table-cell table:formula="of:=[.C144]*0.453592" office:value-type="float" office:value="56.84868536" calcext:value-type="float">
            <text:p>56,8486853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8.34" calcext:value-type="float">
            <text:p>68,34</text:p>
          </table:table-cell>
          <table:table-cell office:value-type="float" office:value="127.58" calcext:value-type="float">
            <text:p>127,58</text:p>
          </table:table-cell>
          <table:table-cell table:formula="of:=[.B145]*2.54" office:value-type="float" office:value="173.5836" calcext:value-type="float">
            <text:p>173,5836</text:p>
          </table:table-cell>
          <table:table-cell table:formula="of:=[.C145]*0.453592" office:value-type="float" office:value="57.86926736" calcext:value-type="float">
            <text:p>57,8692673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5.18" calcext:value-type="float">
            <text:p>65,18</text:p>
          </table:table-cell>
          <table:table-cell office:value-type="float" office:value="107.16" calcext:value-type="float">
            <text:p>107,16</text:p>
          </table:table-cell>
          <table:table-cell table:formula="of:=[.B146]*2.54" office:value-type="float" office:value="165.5572" calcext:value-type="float">
            <text:p>165,5572</text:p>
          </table:table-cell>
          <table:table-cell table:formula="of:=[.C146]*0.453592" office:value-type="float" office:value="48.60691872" calcext:value-type="float">
            <text:p>48,6069187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68.26" calcext:value-type="float">
            <text:p>68,26</text:p>
          </table:table-cell>
          <table:table-cell office:value-type="float" office:value="116.46" calcext:value-type="float">
            <text:p>116,46</text:p>
          </table:table-cell>
          <table:table-cell table:formula="of:=[.B147]*2.54" office:value-type="float" office:value="173.3804" calcext:value-type="float">
            <text:p>173,3804</text:p>
          </table:table-cell>
          <table:table-cell table:formula="of:=[.C147]*0.453592" office:value-type="float" office:value="52.82532432" calcext:value-type="float">
            <text:p>52,8253243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68.57" calcext:value-type="float">
            <text:p>68,57</text:p>
          </table:table-cell>
          <table:table-cell office:value-type="float" office:value="133.84" calcext:value-type="float">
            <text:p>133,84</text:p>
          </table:table-cell>
          <table:table-cell table:formula="of:=[.B148]*2.54" office:value-type="float" office:value="174.1678" calcext:value-type="float">
            <text:p>174,1678</text:p>
          </table:table-cell>
          <table:table-cell table:formula="of:=[.C148]*0.453592" office:value-type="float" office:value="60.70875328" calcext:value-type="float">
            <text:p>60,7087532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64.5" calcext:value-type="float">
            <text:p>64,5</text:p>
          </table:table-cell>
          <table:table-cell office:value-type="float" office:value="112.89" calcext:value-type="float">
            <text:p>112,89</text:p>
          </table:table-cell>
          <table:table-cell table:formula="of:=[.B149]*2.54" office:value-type="float" office:value="163.83" calcext:value-type="float">
            <text:p>163,83</text:p>
          </table:table-cell>
          <table:table-cell table:formula="of:=[.C149]*0.453592" office:value-type="float" office:value="51.20600088" calcext:value-type="float">
            <text:p>51,2060008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68.71" calcext:value-type="float">
            <text:p>68,71</text:p>
          </table:table-cell>
          <table:table-cell office:value-type="float" office:value="130.76" calcext:value-type="float">
            <text:p>130,76</text:p>
          </table:table-cell>
          <table:table-cell table:formula="of:=[.B150]*2.54" office:value-type="float" office:value="174.5234" calcext:value-type="float">
            <text:p>174,5234</text:p>
          </table:table-cell>
          <table:table-cell table:formula="of:=[.C150]*0.453592" office:value-type="float" office:value="59.31168992" calcext:value-type="float">
            <text:p>59,3116899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8.89" calcext:value-type="float">
            <text:p>68,89</text:p>
          </table:table-cell>
          <table:table-cell office:value-type="float" office:value="137.76" calcext:value-type="float">
            <text:p>137,76</text:p>
          </table:table-cell>
          <table:table-cell table:formula="of:=[.B151]*2.54" office:value-type="float" office:value="174.9806" calcext:value-type="float">
            <text:p>174,9806</text:p>
          </table:table-cell>
          <table:table-cell table:formula="of:=[.C151]*0.453592" office:value-type="float" office:value="62.48683392" calcext:value-type="float">
            <text:p>62,4868339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69.54" calcext:value-type="float">
            <text:p>69,54</text:p>
          </table:table-cell>
          <table:table-cell office:value-type="float" office:value="125.4" calcext:value-type="float">
            <text:p>125,4</text:p>
          </table:table-cell>
          <table:table-cell table:formula="of:=[.B152]*2.54" office:value-type="float" office:value="176.6316" calcext:value-type="float">
            <text:p>176,6316</text:p>
          </table:table-cell>
          <table:table-cell table:formula="of:=[.C152]*0.453592" office:value-type="float" office:value="56.8804368" calcext:value-type="float">
            <text:p>56,880436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67.4" calcext:value-type="float">
            <text:p>67,4</text:p>
          </table:table-cell>
          <table:table-cell office:value-type="float" office:value="138.47" calcext:value-type="float">
            <text:p>138,47</text:p>
          </table:table-cell>
          <table:table-cell table:formula="of:=[.B153]*2.54" office:value-type="float" office:value="171.196" calcext:value-type="float">
            <text:p>171,196</text:p>
          </table:table-cell>
          <table:table-cell table:formula="of:=[.C153]*0.453592" office:value-type="float" office:value="62.80888424" calcext:value-type="float">
            <text:p>62,8088842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6.48" calcext:value-type="float">
            <text:p>66,48</text:p>
          </table:table-cell>
          <table:table-cell office:value-type="float" office:value="120.82" calcext:value-type="float">
            <text:p>120,82</text:p>
          </table:table-cell>
          <table:table-cell table:formula="of:=[.B154]*2.54" office:value-type="float" office:value="168.8592" calcext:value-type="float">
            <text:p>168,8592</text:p>
          </table:table-cell>
          <table:table-cell table:formula="of:=[.C154]*0.453592" office:value-type="float" office:value="54.80298544" calcext:value-type="float">
            <text:p>54,8029854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6.01" calcext:value-type="float">
            <text:p>66,01</text:p>
          </table:table-cell>
          <table:table-cell office:value-type="float" office:value="140.15" calcext:value-type="float">
            <text:p>140,15</text:p>
          </table:table-cell>
          <table:table-cell table:formula="of:=[.B155]*2.54" office:value-type="float" office:value="167.6654" calcext:value-type="float">
            <text:p>167,6654</text:p>
          </table:table-cell>
          <table:table-cell table:formula="of:=[.C155]*0.453592" office:value-type="float" office:value="63.5709188" calcext:value-type="float">
            <text:p>63,570918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2.44" calcext:value-type="float">
            <text:p>72,44</text:p>
          </table:table-cell>
          <table:table-cell office:value-type="float" office:value="136.74" calcext:value-type="float">
            <text:p>136,74</text:p>
          </table:table-cell>
          <table:table-cell table:formula="of:=[.B156]*2.54" office:value-type="float" office:value="183.9976" calcext:value-type="float">
            <text:p>183,9976</text:p>
          </table:table-cell>
          <table:table-cell table:formula="of:=[.C156]*0.453592" office:value-type="float" office:value="62.02417008" calcext:value-type="float">
            <text:p>62,0241700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64.13" calcext:value-type="float">
            <text:p>64,13</text:p>
          </table:table-cell>
          <table:table-cell office:value-type="float" office:value="106.11" calcext:value-type="float">
            <text:p>106,11</text:p>
          </table:table-cell>
          <table:table-cell table:formula="of:=[.B157]*2.54" office:value-type="float" office:value="162.8902" calcext:value-type="float">
            <text:p>162,8902</text:p>
          </table:table-cell>
          <table:table-cell table:formula="of:=[.C157]*0.453592" office:value-type="float" office:value="48.13064712" calcext:value-type="float">
            <text:p>48,1306471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0.98" calcext:value-type="float">
            <text:p>70,98</text:p>
          </table:table-cell>
          <table:table-cell office:value-type="float" office:value="158.96" calcext:value-type="float">
            <text:p>158,96</text:p>
          </table:table-cell>
          <table:table-cell table:formula="of:=[.B158]*2.54" office:value-type="float" office:value="180.2892" calcext:value-type="float">
            <text:p>180,2892</text:p>
          </table:table-cell>
          <table:table-cell table:formula="of:=[.C158]*0.453592" office:value-type="float" office:value="72.10298432" calcext:value-type="float">
            <text:p>72,1029843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7.5" calcext:value-type="float">
            <text:p>67,5</text:p>
          </table:table-cell>
          <table:table-cell office:value-type="float" office:value="108.79" calcext:value-type="float">
            <text:p>108,79</text:p>
          </table:table-cell>
          <table:table-cell table:formula="of:=[.B159]*2.54" office:value-type="float" office:value="171.45" calcext:value-type="float">
            <text:p>171,45</text:p>
          </table:table-cell>
          <table:table-cell table:formula="of:=[.C159]*0.453592" office:value-type="float" office:value="49.34627368" calcext:value-type="float">
            <text:p>49,3462736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72.02" calcext:value-type="float">
            <text:p>72,02</text:p>
          </table:table-cell>
          <table:table-cell office:value-type="float" office:value="138.78" calcext:value-type="float">
            <text:p>138,78</text:p>
          </table:table-cell>
          <table:table-cell table:formula="of:=[.B160]*2.54" office:value-type="float" office:value="182.9308" calcext:value-type="float">
            <text:p>182,9308</text:p>
          </table:table-cell>
          <table:table-cell table:formula="of:=[.C160]*0.453592" office:value-type="float" office:value="62.94949776" calcext:value-type="float">
            <text:p>62,9494977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5.31" calcext:value-type="float">
            <text:p>65,31</text:p>
          </table:table-cell>
          <table:table-cell office:value-type="float" office:value="115.91" calcext:value-type="float">
            <text:p>115,91</text:p>
          </table:table-cell>
          <table:table-cell table:formula="of:=[.B161]*2.54" office:value-type="float" office:value="165.8874" calcext:value-type="float">
            <text:p>165,8874</text:p>
          </table:table-cell>
          <table:table-cell table:formula="of:=[.C161]*0.453592" office:value-type="float" office:value="52.57584872" calcext:value-type="float">
            <text:p>52,5758487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7.08" calcext:value-type="float">
            <text:p>67,08</text:p>
          </table:table-cell>
          <table:table-cell office:value-type="float" office:value="146.29" calcext:value-type="float">
            <text:p>146,29</text:p>
          </table:table-cell>
          <table:table-cell table:formula="of:=[.B162]*2.54" office:value-type="float" office:value="170.3832" calcext:value-type="float">
            <text:p>170,3832</text:p>
          </table:table-cell>
          <table:table-cell table:formula="of:=[.C162]*0.453592" office:value-type="float" office:value="66.35597368" calcext:value-type="float">
            <text:p>66,3559736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64.39" calcext:value-type="float">
            <text:p>64,39</text:p>
          </table:table-cell>
          <table:table-cell office:value-type="float" office:value="109.88" calcext:value-type="float">
            <text:p>109,88</text:p>
          </table:table-cell>
          <table:table-cell table:formula="of:=[.B163]*2.54" office:value-type="float" office:value="163.5506" calcext:value-type="float">
            <text:p>163,5506</text:p>
          </table:table-cell>
          <table:table-cell table:formula="of:=[.C163]*0.453592" office:value-type="float" office:value="49.84068896" calcext:value-type="float">
            <text:p>49,8406889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9.37" calcext:value-type="float">
            <text:p>69,37</text:p>
          </table:table-cell>
          <table:table-cell office:value-type="float" office:value="139.05" calcext:value-type="float">
            <text:p>139,05</text:p>
          </table:table-cell>
          <table:table-cell table:formula="of:=[.B164]*2.54" office:value-type="float" office:value="176.1998" calcext:value-type="float">
            <text:p>176,1998</text:p>
          </table:table-cell>
          <table:table-cell table:formula="of:=[.C164]*0.453592" office:value-type="float" office:value="63.0719676" calcext:value-type="float">
            <text:p>63,071967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68.38" calcext:value-type="float">
            <text:p>68,38</text:p>
          </table:table-cell>
          <table:table-cell office:value-type="float" office:value="119.9" calcext:value-type="float">
            <text:p>119,9</text:p>
          </table:table-cell>
          <table:table-cell table:formula="of:=[.B165]*2.54" office:value-type="float" office:value="173.6852" calcext:value-type="float">
            <text:p>173,6852</text:p>
          </table:table-cell>
          <table:table-cell table:formula="of:=[.C165]*0.453592" office:value-type="float" office:value="54.3856808" calcext:value-type="float">
            <text:p>54,385680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5.31" calcext:value-type="float">
            <text:p>65,31</text:p>
          </table:table-cell>
          <table:table-cell office:value-type="float" office:value="128.31" calcext:value-type="float">
            <text:p>128,31</text:p>
          </table:table-cell>
          <table:table-cell table:formula="of:=[.B166]*2.54" office:value-type="float" office:value="165.8874" calcext:value-type="float">
            <text:p>165,8874</text:p>
          </table:table-cell>
          <table:table-cell table:formula="of:=[.C166]*0.453592" office:value-type="float" office:value="58.20038952" calcext:value-type="float">
            <text:p>58,2003895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7.14" calcext:value-type="float">
            <text:p>67,14</text:p>
          </table:table-cell>
          <table:table-cell office:value-type="float" office:value="127.24" calcext:value-type="float">
            <text:p>127,24</text:p>
          </table:table-cell>
          <table:table-cell table:formula="of:=[.B167]*2.54" office:value-type="float" office:value="170.5356" calcext:value-type="float">
            <text:p>170,5356</text:p>
          </table:table-cell>
          <table:table-cell table:formula="of:=[.C167]*0.453592" office:value-type="float" office:value="57.71504608" calcext:value-type="float">
            <text:p>57,7150460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8.39" calcext:value-type="float">
            <text:p>68,39</text:p>
          </table:table-cell>
          <table:table-cell office:value-type="float" office:value="115.23" calcext:value-type="float">
            <text:p>115,23</text:p>
          </table:table-cell>
          <table:table-cell table:formula="of:=[.B168]*2.54" office:value-type="float" office:value="173.7106" calcext:value-type="float">
            <text:p>173,7106</text:p>
          </table:table-cell>
          <table:table-cell table:formula="of:=[.C168]*0.453592" office:value-type="float" office:value="52.26740616" calcext:value-type="float">
            <text:p>52,2674061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6.29" calcext:value-type="float">
            <text:p>66,29</text:p>
          </table:table-cell>
          <table:table-cell office:value-type="float" office:value="124.8" calcext:value-type="float">
            <text:p>124,8</text:p>
          </table:table-cell>
          <table:table-cell table:formula="of:=[.B169]*2.54" office:value-type="float" office:value="168.3766" calcext:value-type="float">
            <text:p>168,3766</text:p>
          </table:table-cell>
          <table:table-cell table:formula="of:=[.C169]*0.453592" office:value-type="float" office:value="56.6082816" calcext:value-type="float">
            <text:p>56,608281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7.19" calcext:value-type="float">
            <text:p>67,19</text:p>
          </table:table-cell>
          <table:table-cell office:value-type="float" office:value="126.95" calcext:value-type="float">
            <text:p>126,95</text:p>
          </table:table-cell>
          <table:table-cell table:formula="of:=[.B170]*2.54" office:value-type="float" office:value="170.6626" calcext:value-type="float">
            <text:p>170,6626</text:p>
          </table:table-cell>
          <table:table-cell table:formula="of:=[.C170]*0.453592" office:value-type="float" office:value="57.5835044" calcext:value-type="float">
            <text:p>57,583504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5.99" calcext:value-type="float">
            <text:p>65,99</text:p>
          </table:table-cell>
          <table:table-cell office:value-type="float" office:value="111.27" calcext:value-type="float">
            <text:p>111,27</text:p>
          </table:table-cell>
          <table:table-cell table:formula="of:=[.B171]*2.54" office:value-type="float" office:value="167.6146" calcext:value-type="float">
            <text:p>167,6146</text:p>
          </table:table-cell>
          <table:table-cell table:formula="of:=[.C171]*0.453592" office:value-type="float" office:value="50.47118184" calcext:value-type="float">
            <text:p>50,4711818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9.43" calcext:value-type="float">
            <text:p>69,43</text:p>
          </table:table-cell>
          <table:table-cell office:value-type="float" office:value="122.61" calcext:value-type="float">
            <text:p>122,61</text:p>
          </table:table-cell>
          <table:table-cell table:formula="of:=[.B172]*2.54" office:value-type="float" office:value="176.3522" calcext:value-type="float">
            <text:p>176,3522</text:p>
          </table:table-cell>
          <table:table-cell table:formula="of:=[.C172]*0.453592" office:value-type="float" office:value="55.61491512" calcext:value-type="float">
            <text:p>55,6149151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7.97" calcext:value-type="float">
            <text:p>67,97</text:p>
          </table:table-cell>
          <table:table-cell office:value-type="float" office:value="124.21" calcext:value-type="float">
            <text:p>124,21</text:p>
          </table:table-cell>
          <table:table-cell table:formula="of:=[.B173]*2.54" office:value-type="float" office:value="172.6438" calcext:value-type="float">
            <text:p>172,6438</text:p>
          </table:table-cell>
          <table:table-cell table:formula="of:=[.C173]*0.453592" office:value-type="float" office:value="56.34066232" calcext:value-type="float">
            <text:p>56,3406623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7.76" calcext:value-type="float">
            <text:p>67,76</text:p>
          </table:table-cell>
          <table:table-cell office:value-type="float" office:value="124.65" calcext:value-type="float">
            <text:p>124,65</text:p>
          </table:table-cell>
          <table:table-cell table:formula="of:=[.B174]*2.54" office:value-type="float" office:value="172.1104" calcext:value-type="float">
            <text:p>172,1104</text:p>
          </table:table-cell>
          <table:table-cell table:formula="of:=[.C174]*0.453592" office:value-type="float" office:value="56.5402428" calcext:value-type="float">
            <text:p>56,540242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5.28" calcext:value-type="float">
            <text:p>65,28</text:p>
          </table:table-cell>
          <table:table-cell office:value-type="float" office:value="119.52" calcext:value-type="float">
            <text:p>119,52</text:p>
          </table:table-cell>
          <table:table-cell table:formula="of:=[.B175]*2.54" office:value-type="float" office:value="165.8112" calcext:value-type="float">
            <text:p>165,8112</text:p>
          </table:table-cell>
          <table:table-cell table:formula="of:=[.C175]*0.453592" office:value-type="float" office:value="54.21331584" calcext:value-type="float">
            <text:p>54,2133158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3.83" calcext:value-type="float">
            <text:p>73,83</text:p>
          </table:table-cell>
          <table:table-cell office:value-type="float" office:value="139.3" calcext:value-type="float">
            <text:p>139,3</text:p>
          </table:table-cell>
          <table:table-cell table:formula="of:=[.B176]*2.54" office:value-type="float" office:value="187.5282" calcext:value-type="float">
            <text:p>187,5282</text:p>
          </table:table-cell>
          <table:table-cell table:formula="of:=[.C176]*0.453592" office:value-type="float" office:value="63.1853656" calcext:value-type="float">
            <text:p>63,185365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6.81" calcext:value-type="float">
            <text:p>66,81</text:p>
          </table:table-cell>
          <table:table-cell office:value-type="float" office:value="104.83" calcext:value-type="float">
            <text:p>104,83</text:p>
          </table:table-cell>
          <table:table-cell table:formula="of:=[.B177]*2.54" office:value-type="float" office:value="169.6974" calcext:value-type="float">
            <text:p>169,6974</text:p>
          </table:table-cell>
          <table:table-cell table:formula="of:=[.C177]*0.453592" office:value-type="float" office:value="47.55004936" calcext:value-type="float">
            <text:p>47,5500493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6.89" calcext:value-type="float">
            <text:p>66,89</text:p>
          </table:table-cell>
          <table:table-cell office:value-type="float" office:value="123.04" calcext:value-type="float">
            <text:p>123,04</text:p>
          </table:table-cell>
          <table:table-cell table:formula="of:=[.B178]*2.54" office:value-type="float" office:value="169.9006" calcext:value-type="float">
            <text:p>169,9006</text:p>
          </table:table-cell>
          <table:table-cell table:formula="of:=[.C178]*0.453592" office:value-type="float" office:value="55.80995968" calcext:value-type="float">
            <text:p>55,8099596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65.74" calcext:value-type="float">
            <text:p>65,74</text:p>
          </table:table-cell>
          <table:table-cell office:value-type="float" office:value="118.89" calcext:value-type="float">
            <text:p>118,89</text:p>
          </table:table-cell>
          <table:table-cell table:formula="of:=[.B179]*2.54" office:value-type="float" office:value="166.9796" calcext:value-type="float">
            <text:p>166,9796</text:p>
          </table:table-cell>
          <table:table-cell table:formula="of:=[.C179]*0.453592" office:value-type="float" office:value="53.92755288" calcext:value-type="float">
            <text:p>53,9275528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5.98" calcext:value-type="float">
            <text:p>65,98</text:p>
          </table:table-cell>
          <table:table-cell office:value-type="float" office:value="121.49" calcext:value-type="float">
            <text:p>121,49</text:p>
          </table:table-cell>
          <table:table-cell table:formula="of:=[.B180]*2.54" office:value-type="float" office:value="167.5892" calcext:value-type="float">
            <text:p>167,5892</text:p>
          </table:table-cell>
          <table:table-cell table:formula="of:=[.C180]*0.453592" office:value-type="float" office:value="55.10689208" calcext:value-type="float">
            <text:p>55,1068920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6.58" calcext:value-type="float">
            <text:p>66,58</text:p>
          </table:table-cell>
          <table:table-cell office:value-type="float" office:value="119.25" calcext:value-type="float">
            <text:p>119,25</text:p>
          </table:table-cell>
          <table:table-cell table:formula="of:=[.B181]*2.54" office:value-type="float" office:value="169.1132" calcext:value-type="float">
            <text:p>169,1132</text:p>
          </table:table-cell>
          <table:table-cell table:formula="of:=[.C181]*0.453592" office:value-type="float" office:value="54.090846" calcext:value-type="float">
            <text:p>54,09084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7.11" calcext:value-type="float">
            <text:p>67,11</text:p>
          </table:table-cell>
          <table:table-cell office:value-type="float" office:value="135.02" calcext:value-type="float">
            <text:p>135,02</text:p>
          </table:table-cell>
          <table:table-cell table:formula="of:=[.B182]*2.54" office:value-type="float" office:value="170.4594" calcext:value-type="float">
            <text:p>170,4594</text:p>
          </table:table-cell>
          <table:table-cell table:formula="of:=[.C182]*0.453592" office:value-type="float" office:value="61.24399184" calcext:value-type="float">
            <text:p>61,2439918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5.87" calcext:value-type="float">
            <text:p>65,87</text:p>
          </table:table-cell>
          <table:table-cell office:value-type="float" office:value="116.23" calcext:value-type="float">
            <text:p>116,23</text:p>
          </table:table-cell>
          <table:table-cell table:formula="of:=[.B183]*2.54" office:value-type="float" office:value="167.3098" calcext:value-type="float">
            <text:p>167,3098</text:p>
          </table:table-cell>
          <table:table-cell table:formula="of:=[.C183]*0.453592" office:value-type="float" office:value="52.72099816" calcext:value-type="float">
            <text:p>52,7209981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66.78" calcext:value-type="float">
            <text:p>66,78</text:p>
          </table:table-cell>
          <table:table-cell office:value-type="float" office:value="109.17" calcext:value-type="float">
            <text:p>109,17</text:p>
          </table:table-cell>
          <table:table-cell table:formula="of:=[.B184]*2.54" office:value-type="float" office:value="169.6212" calcext:value-type="float">
            <text:p>169,6212</text:p>
          </table:table-cell>
          <table:table-cell table:formula="of:=[.C184]*0.453592" office:value-type="float" office:value="49.51863864" calcext:value-type="float">
            <text:p>49,5186386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8.74" calcext:value-type="float">
            <text:p>68,74</text:p>
          </table:table-cell>
          <table:table-cell office:value-type="float" office:value="124.22" calcext:value-type="float">
            <text:p>124,22</text:p>
          </table:table-cell>
          <table:table-cell table:formula="of:=[.B185]*2.54" office:value-type="float" office:value="174.5996" calcext:value-type="float">
            <text:p>174,5996</text:p>
          </table:table-cell>
          <table:table-cell table:formula="of:=[.C185]*0.453592" office:value-type="float" office:value="56.34519824" calcext:value-type="float">
            <text:p>56,3451982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6.23" calcext:value-type="float">
            <text:p>66,23</text:p>
          </table:table-cell>
          <table:table-cell office:value-type="float" office:value="141.16" calcext:value-type="float">
            <text:p>141,16</text:p>
          </table:table-cell>
          <table:table-cell table:formula="of:=[.B186]*2.54" office:value-type="float" office:value="168.2242" calcext:value-type="float">
            <text:p>168,2242</text:p>
          </table:table-cell>
          <table:table-cell table:formula="of:=[.C186]*0.453592" office:value-type="float" office:value="64.02904672" calcext:value-type="float">
            <text:p>64,0290467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5.96" calcext:value-type="float">
            <text:p>65,96</text:p>
          </table:table-cell>
          <table:table-cell office:value-type="float" office:value="129.15" calcext:value-type="float">
            <text:p>129,15</text:p>
          </table:table-cell>
          <table:table-cell table:formula="of:=[.B187]*2.54" office:value-type="float" office:value="167.5384" calcext:value-type="float">
            <text:p>167,5384</text:p>
          </table:table-cell>
          <table:table-cell table:formula="of:=[.C187]*0.453592" office:value-type="float" office:value="58.5814068" calcext:value-type="float">
            <text:p>58,581406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8.58" calcext:value-type="float">
            <text:p>68,58</text:p>
          </table:table-cell>
          <table:table-cell office:value-type="float" office:value="127.87" calcext:value-type="float">
            <text:p>127,87</text:p>
          </table:table-cell>
          <table:table-cell table:formula="of:=[.B188]*2.54" office:value-type="float" office:value="174.1932" calcext:value-type="float">
            <text:p>174,1932</text:p>
          </table:table-cell>
          <table:table-cell table:formula="of:=[.C188]*0.453592" office:value-type="float" office:value="58.00080904" calcext:value-type="float">
            <text:p>58,0008090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66.59" calcext:value-type="float">
            <text:p>66,59</text:p>
          </table:table-cell>
          <table:table-cell office:value-type="float" office:value="120.92" calcext:value-type="float">
            <text:p>120,92</text:p>
          </table:table-cell>
          <table:table-cell table:formula="of:=[.B189]*2.54" office:value-type="float" office:value="169.1386" calcext:value-type="float">
            <text:p>169,1386</text:p>
          </table:table-cell>
          <table:table-cell table:formula="of:=[.C189]*0.453592" office:value-type="float" office:value="54.84834464" calcext:value-type="float">
            <text:p>54,8483446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6.97" calcext:value-type="float">
            <text:p>66,97</text:p>
          </table:table-cell>
          <table:table-cell office:value-type="float" office:value="127.65" calcext:value-type="float">
            <text:p>127,65</text:p>
          </table:table-cell>
          <table:table-cell table:formula="of:=[.B190]*2.54" office:value-type="float" office:value="170.1038" calcext:value-type="float">
            <text:p>170,1038</text:p>
          </table:table-cell>
          <table:table-cell table:formula="of:=[.C190]*0.453592" office:value-type="float" office:value="57.9010188" calcext:value-type="float">
            <text:p>57,901018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8.08" calcext:value-type="float">
            <text:p>68,08</text:p>
          </table:table-cell>
          <table:table-cell office:value-type="float" office:value="101.47" calcext:value-type="float">
            <text:p>101,47</text:p>
          </table:table-cell>
          <table:table-cell table:formula="of:=[.B191]*2.54" office:value-type="float" office:value="172.9232" calcext:value-type="float">
            <text:p>172,9232</text:p>
          </table:table-cell>
          <table:table-cell table:formula="of:=[.C191]*0.453592" office:value-type="float" office:value="46.02598024" calcext:value-type="float">
            <text:p>46,0259802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70.19" calcext:value-type="float">
            <text:p>70,19</text:p>
          </table:table-cell>
          <table:table-cell office:value-type="float" office:value="144.99" calcext:value-type="float">
            <text:p>144,99</text:p>
          </table:table-cell>
          <table:table-cell table:formula="of:=[.B192]*2.54" office:value-type="float" office:value="178.2826" calcext:value-type="float">
            <text:p>178,2826</text:p>
          </table:table-cell>
          <table:table-cell table:formula="of:=[.C192]*0.453592" office:value-type="float" office:value="65.76630408" calcext:value-type="float">
            <text:p>65,7663040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5.52" calcext:value-type="float">
            <text:p>65,52</text:p>
          </table:table-cell>
          <table:table-cell office:value-type="float" office:value="110.95" calcext:value-type="float">
            <text:p>110,95</text:p>
          </table:table-cell>
          <table:table-cell table:formula="of:=[.B193]*2.54" office:value-type="float" office:value="166.4208" calcext:value-type="float">
            <text:p>166,4208</text:p>
          </table:table-cell>
          <table:table-cell table:formula="of:=[.C193]*0.453592" office:value-type="float" office:value="50.3260324" calcext:value-type="float">
            <text:p>50,326032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7.46" calcext:value-type="float">
            <text:p>67,46</text:p>
          </table:table-cell>
          <table:table-cell office:value-type="float" office:value="132.86" calcext:value-type="float">
            <text:p>132,86</text:p>
          </table:table-cell>
          <table:table-cell table:formula="of:=[.B194]*2.54" office:value-type="float" office:value="171.3484" calcext:value-type="float">
            <text:p>171,3484</text:p>
          </table:table-cell>
          <table:table-cell table:formula="of:=[.C194]*0.453592" office:value-type="float" office:value="60.26423312" calcext:value-type="float">
            <text:p>60,2642331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7.41" calcext:value-type="float">
            <text:p>67,41</text:p>
          </table:table-cell>
          <table:table-cell office:value-type="float" office:value="146.34" calcext:value-type="float">
            <text:p>146,34</text:p>
          </table:table-cell>
          <table:table-cell table:formula="of:=[.B195]*2.54" office:value-type="float" office:value="171.2214" calcext:value-type="float">
            <text:p>171,2214</text:p>
          </table:table-cell>
          <table:table-cell table:formula="of:=[.C195]*0.453592" office:value-type="float" office:value="66.37865328" calcext:value-type="float">
            <text:p>66,3786532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9.66" calcext:value-type="float">
            <text:p>69,66</text:p>
          </table:table-cell>
          <table:table-cell office:value-type="float" office:value="145.59" calcext:value-type="float">
            <text:p>145,59</text:p>
          </table:table-cell>
          <table:table-cell table:formula="of:=[.B196]*2.54" office:value-type="float" office:value="176.9364" calcext:value-type="float">
            <text:p>176,9364</text:p>
          </table:table-cell>
          <table:table-cell table:formula="of:=[.C196]*0.453592" office:value-type="float" office:value="66.03845928" calcext:value-type="float">
            <text:p>66,0384592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5.8" calcext:value-type="float">
            <text:p>65,8</text:p>
          </table:table-cell>
          <table:table-cell office:value-type="float" office:value="120.84" calcext:value-type="float">
            <text:p>120,84</text:p>
          </table:table-cell>
          <table:table-cell table:formula="of:=[.B197]*2.54" office:value-type="float" office:value="167.132" calcext:value-type="float">
            <text:p>167,132</text:p>
          </table:table-cell>
          <table:table-cell table:formula="of:=[.C197]*0.453592" office:value-type="float" office:value="54.81205728" calcext:value-type="float">
            <text:p>54,8120572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6.11" calcext:value-type="float">
            <text:p>66,11</text:p>
          </table:table-cell>
          <table:table-cell office:value-type="float" office:value="115.78" calcext:value-type="float">
            <text:p>115,78</text:p>
          </table:table-cell>
          <table:table-cell table:formula="of:=[.B198]*2.54" office:value-type="float" office:value="167.9194" calcext:value-type="float">
            <text:p>167,9194</text:p>
          </table:table-cell>
          <table:table-cell table:formula="of:=[.C198]*0.453592" office:value-type="float" office:value="52.51688176" calcext:value-type="float">
            <text:p>52,5168817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8.24" calcext:value-type="float">
            <text:p>68,24</text:p>
          </table:table-cell>
          <table:table-cell office:value-type="float" office:value="128.3" calcext:value-type="float">
            <text:p>128,3</text:p>
          </table:table-cell>
          <table:table-cell table:formula="of:=[.B199]*2.54" office:value-type="float" office:value="173.3296" calcext:value-type="float">
            <text:p>173,3296</text:p>
          </table:table-cell>
          <table:table-cell table:formula="of:=[.C199]*0.453592" office:value-type="float" office:value="58.1958536" calcext:value-type="float">
            <text:p>58,195853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8.02" calcext:value-type="float">
            <text:p>68,02</text:p>
          </table:table-cell>
          <table:table-cell office:value-type="float" office:value="127.47" calcext:value-type="float">
            <text:p>127,47</text:p>
          </table:table-cell>
          <table:table-cell table:formula="of:=[.B200]*2.54" office:value-type="float" office:value="172.7708" calcext:value-type="float">
            <text:p>172,7708</text:p>
          </table:table-cell>
          <table:table-cell table:formula="of:=[.C200]*0.453592" office:value-type="float" office:value="57.81937224" calcext:value-type="float">
            <text:p>57,8193722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71.39" calcext:value-type="float">
            <text:p>71,39</text:p>
          </table:table-cell>
          <table:table-cell office:value-type="float" office:value="127.88" calcext:value-type="float">
            <text:p>127,88</text:p>
          </table:table-cell>
          <table:table-cell table:formula="of:=[.B201]*2.54" office:value-type="float" office:value="181.3306" calcext:value-type="float">
            <text:p>181,3306</text:p>
          </table:table-cell>
          <table:table-cell table:formula="of:=[.C201]*0.453592" office:value-type="float" office:value="58.00534496" calcext:value-type="float">
            <text:p>58,00534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3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34:36.692896950</meta:creation-date>
    <dc:date>2016-12-02T15:39:43.342155811</dc:date>
    <meta:editing-duration>PT5M7S</meta:editing-duration>
    <meta:editing-cycles>1</meta:editing-cycles>
    <meta:generator>LibreOffice/5.1.4.2$Linux_X86_64 LibreOffice_project/10m0$Build-2</meta:generator>
    <meta:document-statistic meta:table-count="1" meta:cell-count="1005" meta:object-count="0"/>
  </office:meta>
</office:document-meta>
</file>